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3.642cm"/>
    </style:style>
    <style:style style:name="ro1" style:family="table-row">
      <style:table-row-properties style:row-height="0.515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language="en" fo:country="GB"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2"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Excel_20_Built-in_20_Normal">
      <style:table-cell-properties fo:background-color="#ffff99"/>
    </style:style>
    <style:style style:name="ce4" style:family="table-cell" style:parent-style-name="Excel_20_Built-in_20_Normal">
      <style:table-cell-properties fo:background-color="#ffff00"/>
    </style:style>
    <style:style style:name="T1" style:family="text">
      <style:text-properties fo:color="#000000" style:text-outline="false" style:text-line-through-style="none" style:text-position="0% 100%"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T2"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1" table:number-columns-repeated="1021" table:default-cell-style-name="Excel_20_Built-in_20_Normal"/>
        <table:table-row table:style-name="ro1">
          <table:table-cell office:value-type="string">
            <text:p>Date</text:p>
          </table:table-cell>
          <table:table-cell office:value-type="string">
            <text:p>Reference</text:p>
          </table:table-cell>
          <table:table-cell office:value-type="string">
            <text:p>Taxonomic Group</text:p>
          </table:table-cell>
          <table:table-cell office:value-type="string">
            <text:p>Data type</text:p>
          </table:table-cell>
          <table:table-cell office:value-type="string">
            <text:p>Full organism</text:p>
          </table:table-cell>
          <table:table-cell office:value-type="string">
            <text:p>Morphospace</text:p>
          </table:table-cell>
          <table:table-cell office:value-type="string">
            <text:p>Disparity</text:p>
          </table:table-cell>
          <table:table-cell office:value-type="string">
            <text:p>Test</text:p>
          </table:table-cell>
          <table:table-cell office:value-type="string">
            <text:p>Phylo corrected</text:p>
          </table:table-cell>
          <table:table-cell office:value-type="string">
            <text:p>Alternative</text:p>
          </table:table-cell>
          <table:table-cell table:number-columns-repeated="1014"/>
        </table:table-row>
        <table:table-row table:style-name="ro1">
          <table:table-cell office:value-type="float" office:value="2017">
            <text:p>2017</text:p>
          </table:table-cell>
          <table:table-cell office:value-type="string">
            <text:p>Not available (citation)</text:p>
          </table:table-cell>
          <table:table-cell table:number-columns-repeated="7" office:value-type="string">
            <text:p>-</text:p>
          </table:table-cell>
          <table:table-cell office:value-type="string">
            <text:p>Not available (citation)</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text:span></text:p>
          </table:table-cell>
          <table:table-cell office:value-type="string">
            <text:p>Feli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variance +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llaire, Ninon, et al. "Morphological disparity and systematic revision of the eocrinoid genus Rhopalocystis (Echinodermata, Blastozoa) from the Lower Ordovician of the central Anti-Atlas (Morocco)." <text:span text:style-name="T1">Journal of Paleontology</text:span><text:span text:style-name="T2"> 91.4 (2017): 685-714.</text:span></text:p>
          </table:table-cell>
          <table:table-cell office:value-type="string">
            <text:p>Echinoderms</text:p>
          </table:table-cell>
          <table:table-cell office:value-type="string">
            <text:p>1D Continuous</text:p>
          </table:table-cell>
          <table:table-cell office:value-type="string">
            <text:p>Yes</text:p>
          </table:table-cell>
          <table:table-cell office:value-type="string">
            <text:p>PCA</text:p>
          </table:table-cell>
          <table:table-cell office:value-type="string">
            <text:p>PCA variance</text:p>
          </table:table-cell>
          <table:table-cell office:value-type="string">
            <text:p>MANOVA , 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Zhou, Chang-Fu, et al. "Earliest filter-feeding pterosaur from the Jurassic of China and ecological evolution of Pterodactyloidea." <text:span text:style-name="T1">Royal Society Open Science</text:span><text:span text:style-name="T2"> 4.2 (2017): 160672.</text:span></text:p>
          </table:table-cell>
          <table:table-cell office:value-type="string">
            <text:p>Pterosaurs</text:p>
          </table:table-cell>
          <table:table-cell office:value-type="string">
            <text:p>Discrete</text:p>
          </table:table-cell>
          <table:table-cell office:value-type="string">
            <text:p>Yes</text:p>
          </table:table-cell>
          <table:table-cell office:value-type="string">
            <text:p>MDS</text:p>
          </table:table-cell>
          <table:table-cell office:value-type="string">
            <text:p>Gower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et al. "Phylogenetic Paleoecology: Tree-Thinking and Ecology in Deep Time." <text:span text:style-name="T1">Trends in Ecology &amp; Evolution</text:span><text:span text:style-name="T2">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Hopkins, Melanie J. "How well does a part represent the whole? A comparison of cranidial shape evolution with exoskeletal character evolution in the trilobite family Pterocephaliidae." <text:span text:style-name="T1">Palaeontology</text:span><text:span text:style-name="T2"> 60.3 (2017): 309-318.</text:span></text:p>
          </table:table-cell>
          <table:table-cell office:value-type="string">
            <text:p>Trilob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ranges + sum of variance</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Sieriebriennikov, Bogdan, et al. "The Role of DAF-21/Hsp90 in Mouth-Form Plasticity in Pristionchus pacificus." <text:span text:style-name="T1">Molecular Biology and Evolution</text:span><text:span text:style-name="T2"> 34.7 (2017): 1644-1653.</text:span></text:p>
          </table:table-cell>
          <table:table-cell office:value-type="string">
            <text:p>Nematode</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enders, Annette, et al. "Valve shape is not linked to genetic species in the Eucypris virens (Ostracoda, Crustacea) species complex." <text:span text:style-name="T1">Zoological Journal of the Linnean Society</text:span><text:span text:style-name="T2"> 180.1 (2017): 36-46.</text:span></text:p>
          </table:table-cell>
          <table:table-cell office:value-type="string">
            <text:p>Ostracodes</text:p>
          </table:table-cell>
          <table:table-cell office:value-type="string">
            <text:p>B-spline</text:p>
          </table:table-cell>
          <table:table-cell office:value-type="string">
            <text:p>Yes</text:p>
          </table:table-cell>
          <table:table-cell office:value-type="string">
            <text:p>FMD (Foote 1993)</text:p>
          </table:table-cell>
          <table:table-cell office:value-type="string">
            <text:p>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Mongiardino Koch, N., et al. "Discrete and morphometric traits reveal contrasting patterns and processes in the macroevolutionary history of a clade of scorpions." <text:span text:style-name="T1">Journal of Evolutionary Biology</text:span><text:span text:style-name="T2"> 30.4 (2017): 814-825.</text:span></text:p>
          </table:table-cell>
          <table:table-cell office:value-type="string">
            <text:p>Scorpions</text:p>
          </table:table-cell>
          <table:table-cell office:value-type="string">
            <text:p>Discrete</text:p>
          </table:table-cell>
          <table:table-cell office:value-type="string">
            <text:p>Yes</text:p>
          </table:table-cell>
          <table:table-cell office:value-type="string">
            <text:p>PCO</text:p>
          </table:table-cell>
          <table:table-cell office:value-type="string">
            <text:p>sum of ranges + sum of variance + mean square euclidean distance</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artier, Marion, et al. "How (much) do flowers vary? Unbalanced disparity among flower functional modules and a mosaic pattern of morphospace occupation in the order Ericales." <text:span text:style-name="T1">Proc. R. Soc. B</text:span><text:span text:style-name="T2">. Vol. 284. No. 1852. The Royal Society, 2017.</text:span></text:p>
          </table:table-cell>
          <table:table-cell office:value-type="string">
            <text:p>Angiosperms</text:p>
          </table:table-cell>
          <table:table-cell office:value-type="string">
            <text:p>Discrete</text:p>
          </table:table-cell>
          <table:table-cell office:value-type="string">
            <text:p>No</text:p>
          </table:table-cell>
          <table:table-cell office:value-type="string">
            <text:p>Dissimilarity matric + PCoA</text:p>
          </table:table-cell>
          <table:table-cell office:value-type="string">
            <text:p>mean pairwise dissimilarity + 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Martinez, Christopher M., and John S. Sparks. "Malagasy cichlids differentially limit impacts of body shape evolution on oral jaw functional morphology." <text:span text:style-name="T1">Evolution</text:span><text:span text:style-name="T2"> (2017).</text:span></text:p>
          </table:table-cell>
          <table:table-cell office:value-type="string">
            <text:p>Cichlid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omicki, Guillaume, and Susanne S. Renner. "Partner abundance controls mutualism stability and the pace of morphological change over geologic time." <text:span text:style-name="T1">Proceedings of the National Academy of Sciences</text:span><text:span text:style-name="T2"> 114.15 (2017): 3951-3956.</text:span></text:p>
          </table:table-cell>
          <table:table-cell office:value-type="string">
            <text:p>Rubiacea</text:p>
          </table:table-cell>
          <table:table-cell office:value-type="string">
            <text:p>DTT pipelin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Sansalone, G., et al. "Influence of evolutionary allometry on rates of morphological evolution and disparity in strictly subterranean moles (Talpinae, Talpidae, Lipotyphla, Mammalia)." <text:span text:style-name="T1">Journal of Mammalian Evolution</text:span><text:span text:style-name="T2"> (2017): 1-14.</text:span></text:p>
          </table:table-cell>
          <table:table-cell office:value-type="string">
            <text:p>Lipotyphl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Larouche, Olivier, Miriam L. Zelditch, and Richard Cloutier. "Fin modules: an evolutionary perspective on appendage disparity in basal vertebrates." <text:span text:style-name="T1">BMC biology</text:span><text:span text:style-name="T2"> 15.1 (2017): 32.</text:span></text:p>
          </table:table-cell>
          <table:table-cell office:value-type="string">
            <text:p>Fish</text:p>
          </table:table-cell>
          <table:table-cell office:value-type="string">
            <text:p>Discrete</text:p>
          </table:table-cell>
          <table:table-cell office:value-type="string">
            <text:p>No</text:p>
          </table:table-cell>
          <table:table-cell office:value-type="string">
            <text:p>MCA (multiple correspondence analyses)</text:p>
          </table:table-cell>
          <table:table-cell office:value-type="string">
            <text:p>?</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w, Chris J., Graham J. Slater, and Rita S. Mehta. "Lineage diversity and size disparity in Musteloidea: testing patterns of adaptive radiation using molecular and fossil-based methods." <text:span text:style-name="T1">Systematic Biology</text:span><text:span text:style-name="T2"> (2017).</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Drouyer, Sébastien, et al. "Sparse Stereo Disparity Map Densification using Hierarchical Image Segmentation." <text:span text:style-name="T1">International Symposium on Mathematical Morphology and Its Applications to Signal and Image Processing</text:span><text:span text:style-name="T2">. Springer, Cham, 2017.Drouyer, Sébastien, et al. "Sparse Stereo Disparity Map Densification using Hierarchical Image Segmentation." </text:span><text:span text:style-name="T1">International Symposium on Mathematical Morphology and Its Applications to Signal and Image Processing</text:span><text:span text:style-name="T2">. Springer, Cham, 2017.</text:span></text:p>
          </table:table-cell>
          <table:table-cell table:style-name="ce2" office:value-type="string">
            <text:p>-</text:p>
          </table:table-cell>
          <table:table-cell table:number-columns-repeated="6" office:value-type="string">
            <text:p>-</text:p>
          </table:table-cell>
          <table:table-cell office:value-type="string">
            <text:p>Image processing</text:p>
          </table:table-cell>
          <table:table-cell table:number-columns-repeated="1014"/>
        </table:table-row>
        <table:table-row table:style-name="ro1">
          <table:table-cell office:value-type="float" office:value="2017">
            <text:p>2017</text:p>
          </table:table-cell>
          <table:table-cell office:value-type="string">
            <text:p>García-Navas, Vicente, et al. "Phenotypic disparity in Iberian short-horned grasshoppers (Acrididae): the role of ecology and phylogeny." <text:span text:style-name="T1">BMC evolutionary biology</text:span><text:span text:style-name="T2"> 17.1 (2017): 109.García-Navas, Vicente, et al. "Phenotypic disparity in Iberian short-horned grasshoppers (Acrididae): the role of ecology and phylogeny." </text:span><text:span text:style-name="T1">BMC evolutionary biology</text:span><text:span text:style-name="T2"> 17.1 (2017): 109.</text:span></text:p>
          </table:table-cell>
          <table:table-cell office:value-type="string">
            <text:p>Insects</text:p>
          </table:table-cell>
          <table:table-cell office:value-type="string">
            <text:p>1D Continuous</text:p>
          </table:table-cell>
          <table:table-cell office:value-type="string">
            <text:p>Yes</text:p>
          </table:table-cell>
          <table:table-cell office:value-type="string">
            <text:p>PCA</text:p>
          </table:table-cell>
          <table:table-cell office:value-type="string">
            <text:p>DTT (morpho evolution in relation to diversification)</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Gerber, Sylvain. "The geometry of morphospaces: lessons from the classic Raup shell coiling model." <text:span text:style-name="T1">Biological Reviews</text:span><text:span text:style-name="T2"> 92.2 (2017): 1142-1155.Gerber, Sylvain. "The geometry of morphospaces: lessons from the classic Raup shell coiling model." </text:span><text:span text:style-name="T1">Biological Reviews</text:span><text:span text:style-name="T2"> 92.2 (2017): 1142-1155.</text:span></text:p>
          </table:table-cell>
          <table:table-cell office:value-type="string">
            <text:p>Ammon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 other distances</text:p>
          </table:table-cell>
          <table:table-cell office:value-type="string">
            <text:p>Raup-space</text:p>
          </table:table-cell>
          <table:table-cell office:value-type="string">
            <text:p>No</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Wilberg, Eric W. "Investigating patterns of crocodyliform cranial disparity through the Mesozoic and Cenozoic." <text:span text:style-name="T1">Zoological Journal of the Linnean Society</text:span><text:span text:style-name="T2"> (2017): zlw027.Wilberg, Eric W. "Investigating patterns of crocodyliform cranial disparity through the Mesozoic and Cenozoic." </text:span><text:span text:style-name="T1">Zoological Journal of the Linnean Society</text:span><text:span text:style-name="T2"> (2017): zlw027.</text:span></text:p>
          </table:table-cell>
          <table:table-cell office:value-type="string">
            <text:p>Crocodile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sum of ranges + sum of variance + prdocut of ranges + product of variance</text:p>
          </table:table-cell>
          <table:table-cell office:value-type="string">
            <text:p>?</text:p>
          </table:table-cell>
          <table:table-cell office:value-type="string">
            <text:p>Yes</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Lóriga, Josmaily, et al. "Phylogenetic relationships of two Cuban spleenworts with unusual morphology: Asplenium (Schaffneria) nigripes and Asplenium pumilum (Aspleniaceae, leptosporangiate ferns)." <text:span text:style-name="T1">Plant Systematics and Evolution</text:span><text:span text:style-name="T2"> 303.2 (2017): 165-176.Lóriga, Josmaily, et al. "Phylogenetic relationships of two Cuban spleenworts with unusual morphology: Asplenium (Schaffneria) nigripes and Asplenium pumilum (Aspleniaceae, leptosporangiate ferns)." </text:span><text:span text:style-name="T1">Plant Systematics and Evolution</text:span><text:span text:style-name="T2"> 303.2 (2017): 165-176.</text:span></text:p>
          </table:table-cell>
          <table:table-cell table:number-columns-repeated="7" office:value-type="string">
            <text:p>-</text:p>
          </table:table-cell>
          <table:table-cell office:value-type="string">
            <text:p>Phylo Analysis</text:p>
          </table:table-cell>
          <table:table-cell table:number-columns-repeated="1014"/>
        </table:table-row>
        <table:table-row table:style-name="ro1">
          <table:table-cell office:value-type="float" office:value="2017">
            <text:p>2017</text:p>
          </table:table-cell>
          <table:table-cell office:value-type="string">
            <text:p>Nanova, Olga, and Miguel Prôa. "Cranial features of mainland and Commander Islands (Russia) Arctic foxes (Vulpes lagopus) reflect their diverging foraging strategies." <text:span text:style-name="T1">Polar Research</text:span><text:span text:style-name="T2"> 36.sup1 (2017): 7.Nanova, Olga, and Miguel Prôa. "Cranial features of mainland and Commander Islands (Russia) Arctic foxes (Vulpes lagopus) reflect their diverging foraging strategies." </text:span><text:span text:style-name="T1">Polar Research</text:span><text:span text:style-name="T2"> 36.sup1 (2017): 7.</text:span></text:p>
          </table:table-cell>
          <table:table-cell table:number-columns-repeated="7" office:value-type="string">
            <text:p>-</text:p>
          </table:table-cell>
          <table:table-cell office:value-type="string">
            <text:p>Classic 1D differences</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Randau, Marcela, and Anjali Goswami. "Unravelling intravertebral integration, modularity and disparity in Felidae (Mammalia)." </text:span><text:span text:style-name="T1">Evolution &amp; Development</text:span><text:span text:style-name="T2"> 19.2 (2017): 85-95.</text:span></text:p>
          </table:table-cell>
          <table:table-cell table:number-columns-repeated="7" office:value-type="string">
            <text:p>-</text:p>
          </table:table-cell>
          <table:table-cell office:value-type="string">
            <text:p>Already collected</text:p>
          </table:table-cell>
          <table:table-cell table:number-columns-repeated="1014"/>
        </table:table-row>
        <table:table-row table:style-name="ro1">
          <table:table-cell office:value-type="float" office:value="2017">
            <text:p>2017</text:p>
          </table:table-cell>
          <table:table-cell office:value-type="string">
            <text:p>Rocatti, Guido, et al. "Early evolutionary diversification of mandible morphology in the New World monkeys (Primate, Platyrrhini)." <text:span text:style-name="T1">Journal of Human Evolution</text:span><text:span text:style-name="T2"> 113 (2017): 24-37.Rocatti, Guido, et al. "Early evolutionary diversification of mandible morphology in the New World monkeys (Primate, Platyrrhini)." </text:span><text:span text:style-name="T1">Journal of Human Evolution</text:span><text:span text:style-name="T2"> 113 (2017): 24-37.</text:span></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Foote's disparity measurement (Foote 1993, Neige 2003) + Procrustes distances</text:p>
          </table:table-cell>
          <table:table-cell office:value-type="string">
            <text:p>PGLS (PC ~ trait)</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Chakra, Maria Abou, Miroslav Lovric, and Jon R. Stone. "Predicting Morphological Disparities In Sea Urchin Skeleton Growth And Form." <text:span text:style-name="T1">bioRxiv</text:span><text:span text:style-name="T2"> (2017): 133900.Chakra, Maria Abou, Miroslav Lovric, and Jon R. Stone. "Predicting Morphological Disparities In Sea Urchin Skeleton Growth And Form." </text:span><text:span text:style-name="T1">bioRxiv</text:span><text:span text:style-name="T2"> (2017): 133900.</text:span></text:p>
          </table:table-cell>
          <table:table-cell table:number-columns-repeated="7" office:value-type="string">
            <text:p>-</text:p>
          </table:table-cell>
          <table:table-cell office:value-type="string">
            <text:p>unpub</text:p>
          </table:table-cell>
          <table:table-cell table:number-columns-repeated="1014"/>
        </table:table-row>
        <table:table-row table:style-name="ro1">
          <table:table-cell office:value-type="float" office:value="2017">
            <text:p>2017</text:p>
          </table:table-cell>
          <table:table-cell office:value-type="string">
            <text:p>Deline, Bradley, and James R. Thomka. "The role of preservation on the quantification of morphology and patterns of disparity within Paleozoic echinoderms." <text:span text:style-name="T1">Journal of Paleontology</text:span><text:span text:style-name="T2"> (2017): 1-15.Deline, Bradley, and James R. Thomka. "The role of preservation on the quantification of morphology and patterns of disparity within Paleozoic echinoderms." </text:span><text:span text:style-name="T1">Journal of Paleontology</text:span><text:span text:style-name="T2"> (2017): 1-15.</text:span></text:p>
          </table:table-cell>
          <table:table-cell office:value-type="string">
            <text:p>Echinoderm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 distance</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lero, Katharina C. Wollenberg, et al. "Transcriptomic and macroevolutionary evidence for phenotypic uncoupling between frog life history phases." <text:span text:style-name="T1">Nature Communications</text:span><text:span text:style-name="T2"> 8 (2017).Valero, Katharina C. Wollenberg, et al. "Transcriptomic and macroevolutionary evidence for phenotypic uncoupling between frog life history phases." </text:span><text:span text:style-name="T1">Nature Communications</text:span><text:span text:style-name="T2"> 8 (2017).</text:span></text:p>
          </table:table-cell>
          <table:table-cell office:value-type="string">
            <text:p>Frogs</text:p>
          </table:table-cell>
          <table:table-cell office:value-type="string">
            <text:p>Discret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ernández-Mazuecos, Mario, and Beverley J. Glover. "The evo-devo of plant speciation." <text:span text:style-name="T1">Nature Ecology &amp; Evolution</text:span><text:span text:style-name="T2"> 1 (2017): 0110.Fernández-Mazuecos, Mario, and Beverley J. Glover. "The evo-devo of plant speciation." </text:span><text:span text:style-name="T1">Nature Ecology &amp; Evolution</text:span><text:span text:style-name="T2"> 1 (2017): 011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Tokita, Masayoshi, et al. "Cranial shape evolution in adaptive radiations of birds: comparative morphometrics of Darwin's finches and Hawaiian honeycreepers." <text:span text:style-name="T1">Phil. Trans. R. Soc. B</text:span><text:span text:style-name="T2"> 372.1713 (2017): 20150481.Tokita, Masayoshi, et al. "Cranial shape evolution in adaptive radiations of birds: comparative morphometrics of Darwin's finches and Hawaiian honeycreepers." </text:span><text:span text:style-name="T1">Phil. Trans. R. Soc. B</text:span><text:span text:style-name="T2"> 372.1713 (2017): 20150481.</text:span></text:p>
          </table:table-cell>
          <table:table-cell/>
          <table:table-cell office:value-type="string">
            <text:p>3D landmarks</text:p>
          </table:table-cell>
          <table:table-cell office:value-type="string">
            <text:p>No</text:p>
          </table:table-cell>
          <table:table-cell office:value-type="string">
            <text:p>Procrustes PCA</text:p>
          </table:table-cell>
          <table:table-cell office:value-type="string">
            <text:p>?</text:p>
          </table:table-cell>
          <table:table-cell office:value-type="string">
            <text:p>Partial Least Squares</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Finnegan, Darby. "Convergence in Diet and Morphology in Marine and Freshwater Cottoid Fishes." (2017).</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Zamora, Samuel, and Imran A. Rahman. "Progress in echinoderm paleobiology." <text:span text:style-name="T1">Journal of Paleontology</text:span><text:span text:style-name="T2"> 91.4 (2017): 579-581.Zamora, Samuel, and Imran A. Rahman. "Progress in echinoderm paleobiology." </text:span><text:span text:style-name="T1">Journal of Paleontology</text:span><text:span text:style-name="T2"> 91.4 (2017): 579-581.</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ai, Yaoping, et al. "Taxonomy of the late Ediacaran index fossil Cloudina and a new similar taxon from South China." <text:span text:style-name="T1">Precambrian Research</text:span><text:span text:style-name="T2"> (2017).Cai, Yaoping, et al. "Taxonomy of the late Ediacaran index fossil Cloudina and a new similar taxon from South China." </text:span><text:span text:style-name="T1">Precambrian Research</text:span><text:span text:style-name="T2">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SUMMERS, MINDI M., CHARLES G. MESSING, and GREG W. ROUSE. "The genera and species of Comatulidae (Comatulida: Crinoidea): taxonomic revisions and a molecular and morphological guide." <text:span text:style-name="T1">Zootaxa</text:span><text:span text:style-name="T2"> 4268.2 (2017): 151-190.</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Maestri, Renan, et al. "The ecology of a continental evolutionary radiation: Is the radiation of sigmodontine rodents adaptive?." <text:span text:style-name="T1">Evolution</text:span><text:span text:style-name="T2"> 71.3 (2017): 610-632.</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TT pairwise average squared Euclidean distance</text:p>
          </table:table-cell>
          <table:table-cell office:value-type="string">
            <text:p>Morphological Disparity Index (MDI) statistic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spolo, Roberto F., Julio Figueroa, and Jaiber J. Solano-Iguaran. "Studying the evolutionary significance of thermal adaptation in ectotherms: The diversification of amphibians’ energetics." <text:span text:style-name="T1">Journal of Thermal Biology</text:span><text:span text:style-name="T2"> 68 (2017): 5-13.</text:span></text:p>
          </table:table-cell>
          <table:table-cell office:value-type="string">
            <text:p>Amphibian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ted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Vasil’ev, A. G., et al. "Chernov’s compensation principle and the effect of rodent community completeness on the variability of bank vole (Clethrionomys glareolus) population in the Middle Urals." <text:span text:style-name="T1">Russian Journal of Ecology</text:span><text:span text:style-name="T2"> 48.2 (2017): 161-16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zak, Kenneth H. "What drives variation in plethodontid salamander species richness over space and time?." <text:span text:style-name="T1">Herpetologica</text:span><text:span text:style-name="T2"> 73.3 (2017): 220-2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Vasil’ev, A. G., et al. "Aftereffects of muskrat introduction in Western Siberia: Morphological and functional aspects." <text:span text:style-name="T1">Russian Journal of Biological Invasions</text:span><text:span text:style-name="T2"> 8.1 (2017): 1-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atimel, Nicolas, et al. "Continued existence of significant disparities in the technical practices of sperm morphology assessment and the clinical implications: results of a French questionnaire." <text:span text:style-name="T1">Fertility and sterility</text:span><text:span text:style-name="T2"> 107.2 (2017): 365-37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Koc, C. Bartesaghi, et al. "Mapping Local Climate Zones for urban morphology classification based on airborne remote sensing data." <text:span text:style-name="T1">Urban Remote Sensing Event (JURSE), 2017 Joint</text:span><text:span text:style-name="T2">. IEEE,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Nespolo, Roberto F., Jaiber J. Solano-Iguaran, and Francisco Bozinovic. "Phylogenetic analysis supports the aerobic-capacity model for the evolution of endothermy." <text:span text:style-name="T1">The American Naturalist</text:span><text:span text:style-name="T2"> 189.1 (2017): 13-27.</text:span></text:p>
          </table:table-cell>
          <table:table-cell office:value-type="string">
            <text:p>Vertebrate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ted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uñoz, Martha M., Philip SL Anderson, and S. N. Patek. "Mechanical sensitivity and the dynamics of evolutionary rate shifts in biomechanical systems." <text:span text:style-name="T1">Proc. R. Soc. B</text:span><text:span text:style-name="T2">. Vol. 284. No. 1847. The Royal Society,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Cantalapiedra, J. L., et al. "Decoupled ecomorphological evolution and diversification in Neogene-Quaternary horses." <text:span text:style-name="T1">Science</text:span><text:span text:style-name="T2"> 355.6325 (2017): 627-630.</text:span></text:p>
          </table:table-cell>
          <table:table-cell office:value-type="string">
            <text:p>Perissodactyla</text:p>
          </table:table-cell>
          <table:table-cell office:value-type="string">
            <text:p>Body mass</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Herrera‐Flores, Jorge A., Thomas L. Stubbs, and Michael J. Benton. "Macroevolutionary patterns in Rhynchocephalia: is the tuatara (Sphenodon punctatus) a living fossil?." <text:span text:style-name="T1">Palaeontology</text:span><text:span text:style-name="T2"> 60.3 (2017): 319-328.</text:span></text:p>
          </table:table-cell>
          <table:table-cell office:value-type="string">
            <text:p>Rhynchocephali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NPMANOV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Floeter, Sergio R., et al. "Phylogenetic perspectives on reef fish functional traits." <text:span text:style-name="T1">Biological Reviews</text:span><text:span text:style-name="T2"> (2017).</text:span></text:p>
          </table:table-cell>
          <table:table-cell office:value-type="string">
            <text:p>Fishes</text:p>
          </table:table-cell>
          <table:table-cell office:value-type="string">
            <text:p>Body size</text:p>
          </table:table-cell>
          <table:table-cell office:value-type="string">
            <text:p>Yes</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Harvey, Thomas HP, and Nicholas J. Butterfield. "Exceptionally preserved Cambrian loriciferans and the early animal invasion of the meiobenthos." <text:span text:style-name="T1">Nature Ecology &amp; Evolution</text:span><text:span text:style-name="T2"> 1 (2017): 0022.</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Lambert, Olivier, et al. "Earliest mysticete from the late Eocene of Peru sheds new light on the origin of baleen whales." <text:span text:style-name="T1">Current Biology</text:span><text:span text:style-name="T2"> 27.10 (2017): 1535-1541.</text:span></text:p>
          </table:table-cell>
          <table:table-cell table:number-columns-repeated="7" office:value-type="string">
            <text:p>-</text:p>
          </table:table-cell>
          <table:table-cell office:value-type="string">
            <text:p>morpho description</text:p>
          </table:table-cell>
          <table:table-cell table:style-name="ce4" office:value-type="string">
            <text:p>morphological disparity hypothesis still described in the abstract!</text:p>
          </table:table-cell>
          <table:table-cell table:number-columns-repeated="1013"/>
        </table:table-row>
        <table:table-row table:style-name="ro1">
          <table:table-cell office:value-type="float" office:value="2017">
            <text:p>2017</text:p>
          </table:table-cell>
          <table:table-cell office:value-type="string">
            <text:p>Bochaton, Corentin, et al. "Human impacts reduce morphological diversity in an insular species of lizard." Proc. R. Soc. B. Vol. 284. No. 1857. The Royal Society, 2017.</text:p>
          </table:table-cell>
          <table:table-cell office:value-type="string">
            <text:p>Anoli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rmbruster, William Scott. "The specialization continuum in pollination systems: diversity of concepts and implications for ecology, evolution and conservation." <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Nesbitt, Sterling J., et al. "The earliest bird-line archosaurs and the assembly of the dinosaur body plan." <text:span text:style-name="T1">Nature</text:span><text:span text:style-name="T2"> 544.7651 (2017): 484-487.Nesbitt, Sterling J., et al. "The earliest bird-line archosaurs and the assembly of the dinosaur body plan." </text:span><text:span text:style-name="T1">Nature</text:span><text:span text:style-name="T2"> 544.7651 (2017): 484-487.Nesbitt, Sterling J., et al. "The earliest bird-line archosaurs and the assembly of the dinosaur body plan." </text:span><text:span text:style-name="T1">Nature</text:span><text:span text:style-name="T2"> 544.7651 (2017): 484-487.</text:span></text:p>
          </table:table-cell>
          <table:table-cell/>
          <table:table-cell office:value-type="string">
            <text:p>Discrete</text:p>
          </table:table-cell>
          <table:table-cell office:value-type="string">
            <text:p>Yes</text:p>
          </table:table-cell>
          <table:table-cell office:value-type="string">
            <text:p>PCO</text:p>
          </table:table-cell>
          <table:table-cell office:value-type="string">
            <text:p>eighted 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Wang, Shuo, et al. "Extreme ontogenetic changes in a ceratosaurian theropod." <text:span text:style-name="T1">Current Biology</text:span><text:span text:style-name="T2"> 27.1 (2017): 144-148.Wang, Shuo, et al. "Extreme ontogenetic changes in a ceratosaurian theropod." </text:span><text:span text:style-name="T1">Current Biology</text:span><text:span text:style-name="T2"> 27.1 (2017): 144-148.Wang, Shuo, et al. "Extreme ontogenetic changes in a ceratosaurian theropod." </text:span><text:span text:style-name="T1">Current Biology</text:span><text:span text:style-name="T2"> 27.1 (2017): 144-148.</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Tada, Shinya, et al. "Diversification of functional morphology in herbivorous cichlids (Perciformes: Cichlidae) of the tribe Tropheini in Lake Tanganyika." <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ext:span></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C1&amp;2 values</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cLean, Bryan S. "Digest: Splendid (continental) radiations." <text:span text:style-name="T1">Evolution</text:span><text:span text:style-name="T2"> 71.3 (2017): 802-803.McLean, Bryan S. "Digest: Splendid (continental) radiations." </text:span><text:span text:style-name="T1">Evolution</text:span><text:span text:style-name="T2"> 71.3 (2017): 802-803.McLean, Bryan S. "Digest: Splendid (continental) radiations." </text:span><text:span text:style-name="T1">Evolution</text:span><text:span text:style-name="T2"> 71.3 (2017): 802-803.</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later, Graham J., Jeremy A. Goldbogen, and Nicholas D. Pyenson. "Independent evolution of baleen whale gigantism linked to Plio-Pleistocene ocean dynamics." <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text:span></text:p>
          </table:table-cell>
          <table:table-cell office:value-type="string">
            <text:p>Whale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rtínez-Cabrera, Hugo I., Jingming Zheng, and Emilio Estrada-Ruiz. "Wood functional disparity lags behind taxonomic diversification in angiosperms." <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text:span></text:p>
          </table:table-cell>
          <table:table-cell office:value-type="string">
            <text:p>Angiosperms</text:p>
          </table:table-cell>
          <table:table-cell office:value-type="string">
            <text:p>Continuous</text:p>
          </table:table-cell>
          <table:table-cell office:value-type="string">
            <text:p>No</text:p>
          </table:table-cell>
          <table:table-cell office:value-type="string">
            <text:p>PC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stillo, Daniela L., et al. "Skull ontogeny and modularity in two species of Lagenorhynchus: Morphological and ecological implications." <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text:span></text:p>
          </table:table-cell>
          <table:table-cell office:value-type="string">
            <text:p>Cetaceans</text:p>
          </table:table-cell>
          <table:table-cell office:value-type="string">
            <text:p>2D landmarks</text:p>
          </table:table-cell>
          <table:table-cell office:value-type="string">
            <text:p>No</text:p>
          </table:table-cell>
          <table:table-cell office:value-type="string">
            <text:p>Regression PCA</text:p>
          </table:table-cell>
          <table:table-cell office:value-type="string">
            <text:p>Regression score</text:p>
          </table:table-cell>
          <table:table-cell office:value-type="string">
            <text:p>ANOVA</text:p>
          </table:table-cell>
          <table:table-cell table:number-columns-repeated="1016"/>
        </table:table-row>
        <table:table-row table:style-name="ro1">
          <table:table-cell office:value-type="float" office:value="2017">
            <text:p>2017</text:p>
          </table:table-cell>
          <table:table-cell office:value-type="string">
            <text:p>Minter, Nicholas J., et al. "Early bursts of diversification defined the faunal colonization of land." <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iller, Eliot T., et al. "Radiating despite a Lack of Character: Ecological Divergence among Closely Related, Morphologically Similar Honeyeaters (Aves: Meliphagidae) Co-occurring in Arid Australian Environments." <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text:span></text:p>
          </table:table-cell>
          <table:table-cell office:value-type="string">
            <text:p>Meliphagidae</text:p>
          </table:table-cell>
          <table:table-cell office:value-type="string">
            <text:p>Continuous</text:p>
          </table:table-cell>
          <table:table-cell office:value-type="string">
            <text:p>Yes</text:p>
          </table:table-cell>
          <table:table-cell office:value-type="string">
            <text:p>pPCA</text:p>
          </table:table-cell>
          <table:table-cell office:value-type="string">
            <text:p>pairwise euclidean distance</text:p>
          </table:table-cell>
          <table:table-cell office:value-type="string">
            <text:p>Canonical analysis (PCM style)</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romel, Aude GM, Daniela N. Schmidt, and Emily J. Rayfield. "Ontogenetic constraints on foraminiferal test construction." <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text:span></text:p>
          </table:table-cell>
          <table:table-cell office:value-type="string">
            <text:p>Foraminifera</text:p>
          </table:table-cell>
          <table:table-cell office:value-type="string">
            <text:p>Continuous</text:p>
          </table:table-cell>
          <table:table-cell office:value-type="string">
            <text:p>Yes</text:p>
          </table:table-cell>
          <table:table-cell office:value-type="string">
            <text:p>Raup-space</text:p>
          </table:table-cell>
          <table:table-cell office:value-type="string">
            <text:p>space coordinates</text:p>
          </table:table-cell>
          <table:table-cell office:value-type="string">
            <text:p>ANOVA</text:p>
          </table:table-cell>
          <table:table-cell table:number-columns-repeated="1016"/>
        </table:table-row>
        <table:table-row table:style-name="ro1">
          <table:table-cell office:value-type="float" office:value="2017">
            <text:p>2017</text:p>
          </table:table-cell>
          <table:table-cell office:value-type="string">
            <text:p>Dececchi, T. Alexander, et al. "Relating Ediacaran Fronds." <text:span text:style-name="T1">Paleobiology</text:span><text:span text:style-name="T2"> 43.2 (2017): 171-180.Dececchi, T. Alexander, et al. "Relating Ediacaran Fronds." </text:span><text:span text:style-name="T1">Paleobiology</text:span><text:span text:style-name="T2"> 43.2 (2017): 171-180.Dececchi, T. Alexander, et al. "Relating Ediacaran Fronds." </text:span><text:span text:style-name="T1">Paleobiology</text:span><text:span text:style-name="T2"> 43.2 (2017): 171-18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oney, Christopher R., et al. "Mega-evolutionary dynamics of the adaptive radiation of birds." <text:span text:style-name="T1">Nature</text:span><text:span text:style-name="T2"> 542.7641 (2017): 344-347.Cooney, Christopher R., et al. "Mega-evolutionary dynamics of the adaptive radiation of birds." </text:span><text:span text:style-name="T1">Nature</text:span><text:span text:style-name="T2"> 542.7641 (2017): 344-347.Cooney, Christopher R., et al. "Mega-evolutionary dynamics of the adaptive radiation of birds." </text:span><text:span text:style-name="T1">Nature</text:span><text:span text:style-name="T2"> 542.7641 (2017): 344-347.</text:span></text:p>
          </table:table-cell>
          <table:table-cell office:value-type="string">
            <text:p>Bir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Zatoń, Michał, et al. "The first direct evidence of a Late Devonian coelacanth fish feeding on conodont animals." <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Belben, Rachel A., et al. "Ecological impact of the end-Cretaceous extinction on lamniform sharks." <text:span text:style-name="T1">PLoS One</text:span><text:span text:style-name="T2"> 12.6 (2017): e0178294.Belben, Rachel A., et al. "Ecological impact of the end-Cretaceous extinction on lamniform sharks." </text:span><text:span text:style-name="T1">PLoS One</text:span><text:span text:style-name="T2"> 12.6 (2017): e0178294.Belben, Rachel A., et al. "Ecological impact of the end-Cretaceous extinction on lamniform sharks." </text:span><text:span text:style-name="T1">PLoS One</text:span><text:span text:style-name="T2"> 12.6 (2017): e0178294.</text:span></text:p>
          </table:table-cell>
          <table:table-cell office:value-type="string">
            <text:p>Shark</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ing, Dawn M., Adam D. Scott, and Sonya Bahar. "Multiple phase transitions in an agent-based evolutionary model with neutral fitness." <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Arnold, Patrick, Eli Amson, and Martin S. Fischer. "Differential scaling patterns of vertebrae and the evolution of neck length in mammals." <text:span text:style-name="T1">Evolution</text:span><text:span text:style-name="T2"> (2017).Arnold, Patrick, Eli Amson, and Martin S. Fischer. "Differential scaling patterns of vertebrae and the evolution of neck length in mammals." </text:span><text:span text:style-name="T1">Evolution</text:span><text:span text:style-name="T2"> (2017).</text:span></text:p>
          </table:table-cell>
          <table:table-cell office:value-type="string">
            <text:p>Mammals</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lm + t-test</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Zeng, Han, et al. "Appendages of an early Cambrian metadoxidid trilobite from Yunnan, SW China support mandibulate affinities of trilobites and artiopods." <text:span text:style-name="T1">Geological Magazine</text:span><text:span text:style-name="T2"> (2017): 1-23.Zeng, Han, et al. "Appendages of an early Cambrian metadoxidid trilobite from Yunnan, SW China support mandibulate affinities of trilobites and artiopods." </text:span><text:span text:style-name="T1">Geological Magazine</text:span><text:span text:style-name="T2"> (2017): 1-23.</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Evans, Kory M., et al. "Fluctuations in evolutionary integration allow for big brains and disparate faces." <text:span text:style-name="T1">Scientific reports</text:span><text:span text:style-name="T2"> 7 (2017).Evans, Kory M., et al. "Fluctuations in evolutionary integration allow for big brains and disparate faces." </text:span><text:span text:style-name="T1">Scientific reports</text:span><text:span text:style-name="T2"> 7 (2017).</text:span></text:p>
          </table:table-cell>
          <table:table-cell office:value-type="string">
            <text:p>Vertebr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Covariance ratio</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Nikolov, Lachezar A., and Miltos Tsiantis. "Using mustard genomes to explore the genetic basis of evolutionary change." <text:span text:style-name="T1">Current Opinion in Plant Biology</text:span><text:span text:style-name="T2"> 36 (2017): 119-128.Nikolov, Lachezar A., and Miltos Tsiantis. "Using mustard genomes to explore the genetic basis of evolutionary change." </text:span><text:span text:style-name="T1">Current Opinion in Plant Biology</text:span><text:span text:style-name="T2"> 36 (2017): 119-1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meau, Ariane, Cory D. Bishop, and Christopher B. Cameron. "Ossicle development of the crinoid Florometra serratissima through larval stages." <text:span text:style-name="T1">Canadian Journal of Zoology</text:span><text:span text:style-name="T2"> 95.3 (2017): 183-192.Comeau, Ariane, Cory D. Bishop, and Christopher B. Cameron. "Ossicle development of the crinoid Florometra serratissima through larval stages." </text:span><text:span text:style-name="T1">Canadian Journal of Zoology</text:span><text:span text:style-name="T2"> 95.3 (2017): 183-19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Curth, Stefan, Martin S. Fischer, and Kornelius Kupczik. "Patterns of integration in the canine skull: an inside view into the relationship of the skull modules of domestic dogs and wolves." <text:span text:style-name="T1">Zoology</text:span><text:span text:style-name="T2"> (2017).Curth, Stefan, Martin S. Fischer, and Kornelius Kupczik. "Patterns of integration in the canine skull: an inside view into the relationship of the skull modules of domestic dogs and wolves." </text:span><text:span text:style-name="T1">Zoology</text:span><text:span text:style-name="T2"> (2017).</text:span></text:p>
          </table:table-cell>
          <table:table-cell office:value-type="string">
            <text:p>Carnivora</text:p>
          </table:table-cell>
          <table:table-cell office:value-type="string">
            <text:p>3D landmarks</text:p>
          </table:table-cell>
          <table:table-cell office:value-type="string">
            <text:p>No</text:p>
          </table:table-cell>
          <table:table-cell office:value-type="string">
            <text:p>NA</text:p>
          </table:table-cell>
          <table:table-cell office:value-type="string">
            <text:p>Disparity Box 3D</text:p>
          </table:table-cell>
          <table:table-cell office:value-type="string">
            <text:p>Partial Least Square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and Paul A. Selden. "From success to persistence: Identifying an evolutionary regime shift in the diverse Paleozoic aquatic arthropod group Eurypterida, driven by the Devonian biotic crisis." <text:span text:style-name="T1">Evolution</text:span><text:span text:style-name="T2"> 71.1 (2017): 95-110.Lamsdell, James C., and Paul A. Selden. "From success to persistence: Identifying an evolutionary regime shift in the diverse Paleozoic aquatic arthropod group Eurypterida, driven by the Devonian biotic crisis." </text:span><text:span text:style-name="T1">Evolution</text:span><text:span text:style-name="T2"> 71.1 (2017): 95-110.</text:span></text:p>
          </table:table-cell>
          <table:table-cell office:value-type="string">
            <text:p>Eurypterid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PERMANOVA + CI overlap</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arcía-Roa, Roberto, et al. "Macroevolutionary diversification of glands for chemical communication in squamate reptiles." <text:span text:style-name="T1">Scientific Reports</text:span><text:span text:style-name="T2"> 7 (2017).García-Roa, Roberto, et al. "Macroevolutionary diversification of glands for chemical communication in squamate reptiles." </text:span><text:span text:style-name="T1">Scientific Reports</text:span><text:span text:style-name="T2"> 7 (2017).</text:span></text:p>
          </table:table-cell>
          <table:table-cell office:value-type="string">
            <text:p>Squamates</text:p>
          </table:table-cell>
          <table:table-cell office:value-type="string">
            <text:p>Glands for chemical communication</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Pinheiro, Felipe L., and Taissa Rodrigues. "Anhanguera taxonomy revisited: is our understanding of Santana Group pterosaur diversity biased by poor biological and stratigraphic control?." <text:span text:style-name="T1">PeerJ</text:span><text:span text:style-name="T2"> 5 (2017): e3285.Pinheiro, Felipe L., and Taissa Rodrigues. "Anhanguera taxonomy revisited: is our understanding of Santana Group pterosaur diversity biased by poor biological and stratigraphic control?." </text:span><text:span text:style-name="T1">PeerJ</text:span><text:span text:style-name="T2"> 5 (2017): e3285.</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Fischer, Valentin, et al. "Plasticity and convergence in the evolution of short-necked plesiosaurs." <text:span text:style-name="T1">Current Biology</text:span><text:span text:style-name="T2"> (2017).Fischer, Valentin, et al. "Plasticity and convergence in the evolution of short-necked plesiosaurs." </text:span><text:span text:style-name="T1">Current Biology</text:span><text:span text:style-name="T2"> (2017).</text:span></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NA</text:p>
          </table:table-cell>
          <table:table-cell office:value-type="string">
            <text:p>Cluster dendrogram analysi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Droser, Mary L., Lidya G. Tarhan, and James G. Gehling. "The rise of animals in a changing environment: global ecological innovation in the late Ediacaran." <text:span text:style-name="T1">Annual Review of Earth and Planetary Sciences</text:span><text:span text:style-name="T2"> 45.1 (2017).Droser, Mary L., Lidya G. Tarhan, and James G. Gehling. "The rise of animals in a changing environment: global ecological innovation in the late Ediacaran." </text:span><text:span text:style-name="T1">Annual Review of Earth and Planetary Sciences</text:span><text:span text:style-name="T2"> 45.1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Echarri, Sebastian, et al. "Mandible morphology and diet of the South American extinct metatherian predators (Mammalia, Metatheria, Sparassodonta)." <text:span text:style-name="T1">Earth and Environmental Science Transactions of The Royal Society of Edinburgh</text:span><text:span text:style-name="T2"> 106.4 (2017): 277-288.Echarri, Sebastian, et al. "Mandible morphology and diet of the South American extinct metatherian predators (Mammalia, Metatheria, Sparassodonta)." </text:span><text:span text:style-name="T1">Earth and Environmental Science Transactions of The Royal Society of Edinburgh</text:span><text:span text:style-name="T2"> 106.4 (2017): 277-288.</text:span></text:p>
          </table:table-cell>
          <table:table-cell office:value-type="string">
            <text:p>Metatheria</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ortey, Richard A. "Response by Richard A. Fortey for the presentation of the 2016 Paleontological Society Medal." <text:span text:style-name="T1">Journal of Paleontology</text:span><text:span text:style-name="T2"> 91.6 (2017): 1351-1352.Fortey, Richard A. "Response by Richard A. Fortey for the presentation of the 2016 Paleontological Society Medal." </text:span><text:span text:style-name="T1">Journal of Paleontology</text:span><text:span text:style-name="T2"> 91.6 (2017): 1351-1352.</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Taylor, Kristian H., Greg W. Rouse, and Charles G. Messing. "Systematics of Himerometra (Echinodermata: Crinoidea: Himerometridae) based on morphology and molecular data." <text:span text:style-name="T1">Zoological Journal of the Linnean Society</text:span><text:span text:style-name="T2"> (2017): zlx009.Taylor, Kristian H., Greg W. Rouse, and Charles G. Messing. "Systematics of Himerometra (Echinodermata: Crinoidea: Himerometridae) based on morphology and molecular data." </text:span><text:span text:style-name="T1">Zoological Journal of the Linnean Society</text:span><text:span text:style-name="T2"> (2017): zlx009.</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ayr, Gerald, Vanesa L. De Pietri, and R. Paul Scofield. "A new fossil from the mid-Paleocene of New Zealand reveals an unexpected diversity of world’s oldest penguins." <text:span text:style-name="T1">The Science of Nature</text:span><text:span text:style-name="T2"> 104.3-4 (2017): 9.Mayr, Gerald, Vanesa L. De Pietri, and R. Paul Scofield. "A new fossil from the mid-Paleocene of New Zealand reveals an unexpected diversity of world’s oldest penguins." </text:span><text:span text:style-name="T1">The Science of Nature</text:span><text:span text:style-name="T2"> 104.3-4 (2017): 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Hetherington, Alexander J., and Liam Dolan. "The evolution of lycopsid rooting structures: conservatism and disparity." <text:span text:style-name="T1">New Phytologist</text:span><text:span text:style-name="T2"> 215.2 (2017): 538-544.Hetherington, Alexander J., and Liam Dolan. "The evolution of lycopsid rooting structures: conservatism and disparity." </text:span><text:span text:style-name="T1">New Phytologist</text:span><text:span text:style-name="T2"> 215.2 (2017): 538-544.</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piekman, Stephan NF, and Ingmar Werneburg. "Patterns in the bony skull development of marsupials: high variation in onset of ossification and conserved regions of bone contact." <text:span text:style-name="T1">Scientific Reports</text:span><text:span text:style-name="T2"> 7 (2017).</text:span></text:p>
          </table:table-cell>
          <table:table-cell table:number-columns-repeated="7" office:value-type="string">
            <text:p>-</text:p>
          </table:table-cell>
          <table:table-cell office:value-type="string">
            <text:p>(evo-devo)</text:p>
          </table:table-cell>
          <table:table-cell table:number-columns-repeated="1014"/>
        </table:table-row>
        <table:table-row table:style-name="ro1">
          <table:table-cell office:value-type="float" office:value="2017">
            <text:p>2017</text:p>
          </table:table-cell>
          <table:table-cell office:value-type="string">
            <text:p>Blanke, Alexander, et al. "Form–function relationships in dragonfly mandibles under an evolutionary perspective." <text:span text:style-name="T1">Journal of The Royal Society Interface</text:span><text:span text:style-name="T2"> 14.128 (2017): 20161038.</text:span></text:p>
          </table:table-cell>
          <table:table-cell office:value-type="string">
            <text:p>Odonat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ubauer, Thomas A., et al. "The discovery of Bulinus (Pulmonata: Planorbidae) in a Miocene palaeolake in the Balkan Peninsula." <text:span text:style-name="T1">Journal of Molluscan Studies</text:span><text:span text:style-name="T2"> (2017): 1-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Powell, G. L., et al. "Shape Variation in the Dermatocranium of the Greater Short-Horned Lizard Phrynosoma hernandesi (Reptilia: Squamata: Phrynosomatidae)." <text:span text:style-name="T1">Evolutionary Biology</text:span><text:span text:style-name="T2"> 44.2 (2017): 240-260.</text:span></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ANC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rregoitia, Luis D. Verde, Diana O. Fisher, and Manuel Schweizer. "Morphology captures diet and locomotor types in rodents." <text:span text:style-name="T1">Open Science</text:span><text:span text:style-name="T2"> 4.1 (2017): 160957.</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MDS</text:p>
          </table:table-cell>
          <table:table-cell office:value-type="string">
            <text:p>NA</text:p>
          </table:table-cell>
          <table:table-cell office:value-type="string">
            <text:p>phyloANOVA + phyloLD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Vignon, Matthias. "Investigating Morphospace Occupation in Multi-Scale Ecological and Evolutionary Data Using Regression Tree: Case Studies and Perspectives." <text:span text:style-name="T1">Evolutionary Biology</text:span><text:span text:style-name="T2"> 44.1 (2017): 120-134.</text:span></text:p>
          </table:table-cell>
          <table:table-cell office:value-type="string">
            <text:p>Fish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istance from centroids</text:p>
          </table:table-cell>
          <table:table-cell office:value-type="string">
            <text:p>GL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Hipsley, Christy A., and Johannes Müller. "Developmental dynamics of ecomorphological convergence in a transcontinental lizard radiation." <text:span text:style-name="T1">Evolution</text:span><text:span text:style-name="T2"> 71.4 (2017): 936-948.</text:span></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distance PGL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Button, David J., Paul M. Barrett, and Emily J. Rayfield. "Craniodental functional evolution in sauropodomorph dinosaurs." <text:span text:style-name="T1">Paleobiology</text:span><text:span text:style-name="T2"> (2017): 1-28.</text:span></text:p>
          </table:table-cell>
          <table:table-cell office:value-type="string">
            <text:p>Sauropoda</text:p>
          </table:table-cell>
          <table:table-cell office:value-type="string">
            <text:p>Continuous + discrete</text:p>
          </table:table-cell>
          <table:table-cell office:value-type="string">
            <text:p>No</text:p>
          </table:table-cell>
          <table:table-cell office:value-type="string">
            <text:p>PCA</text:p>
          </table:table-cell>
          <table:table-cell office:value-type="string">
            <text:p>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Jablonski, David. "Approaches to Macroevolution: 2. Sorting of Variation, Some Overarching Issues, and General Conclusions." <text:span text:style-name="T1">Evolutionary Biology</text:span><text:span text:style-name="T2"> (2017): 1-25.</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Brocklehurst, Neil. "Rates of morphological evolution in Captorhinidae: an adaptive radiation of Permian herbivores." <text:span text:style-name="T1">PeerJ</text:span><text:span text:style-name="T2"> 5 (2017): e3200.</text:span></text:p>
          </table:table-cell>
          <table:table-cell office:value-type="string">
            <text:p>Captorhinidae</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text:p>
          </table:table-cell>
          <table:table-cell office:value-type="string">
            <text:p>N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Puzachenko, Andrey Yu, Alexei V. Abramov, and Viatcheslav V. Rozhnov. "Cranial variation and taxonomic content of the marbled polecat Vormela peregusna (Mustelidae, Carnivora)." <text:span text:style-name="T1">Mammalian Biology-Zeitschrift für Säugetierkunde</text:span><text:span text:style-name="T2"> 83 (2017): 10-20.</text:span></text:p>
          </table:table-cell>
          <table:table-cell office:value-type="string">
            <text:p>Carnivora</text:p>
          </table:table-cell>
          <table:table-cell office:value-type="string">
            <text:p>Continuous</text:p>
          </table:table-cell>
          <table:table-cell office:value-type="string">
            <text:p>No</text:p>
          </table:table-cell>
          <table:table-cell office:value-type="string">
            <text:p>NMDS</text:p>
          </table:table-cell>
          <table:table-cell office:value-type="string">
            <text:p>Group centroid</text:p>
          </table:table-cell>
          <table:table-cell office:value-type="string">
            <text:p>neigbor joining of the centroid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Springer, Mark S., et al. "Waking the undead: Implications of a soft explosive model for the timing of placental mammal diversification." Molecular phylogenetics and evolution 106 (2017): 86-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Iijima, Masaya. "Assessment of trophic ecomorphology in non‐alligatoroid crocodylians and its adaptive and taxonomic implications." <text:span text:style-name="T1">Journal of Anatomy</text:span><text:span text:style-name="T2">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Boessenecker, Robert W., et al. "A toothless dwarf dolphin (Odontoceti: Xenorophidae) points to explosive feeding diversification of modern whales (Neoceti)." <text:span text:style-name="T1">Proc. R. Soc. B</text:span><text:span text:style-name="T2">. Vol. 284. No. 1861. The Royal Society,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Maiorino, Leonardo, et al. "Macroevolutionary patterns in cranial and lower jaw shape of ceratopsian dinosaurs (Dinosauria, Ornithischia): phylogeny, morphological integration, and evolutionary rates." <text:span text:style-name="T1">Evolutionary Ecology Research</text:span><text:span text:style-name="T2"> 18.2 (2017): 123-16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García‐Roa, Roberto, et al. "Heterogeneous tempo and mode of evolutionary diversification of compounds in lizard chemical signals." <text:span text:style-name="T1">Ecology and Evolution</text:span><text:span text:style-name="T2"> 7.4 (2017): 1286-1296.</text:span></text:p>
          </table:table-cell>
          <table:table-cell office:value-type="string">
            <text:p>Squamates</text:p>
          </table:table-cell>
          <table:table-cell office:value-type="string">
            <text:p>Chemical signal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Wray, Kenneth P., and Scott J. Steppan. "Ecological opportunity, historical biogeography and diversification in a major lineage of salamanders." <text:span text:style-name="T1">Journal of Biogeography</text:span><text:span text:style-name="T2"> 44.4 (2017): 797-809.</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Baryshnikov, Gennady F., and Andrey Yu Puzachenko. "Morphometric analysis of metacarpal and metatarsal bones of cave bears (Carnivora, Ursidae)." <text:span text:style-name="T1">Fossil Imprint</text:span><text:span text:style-name="T2"> 73.1-2 (2017): 7-4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Candela, Adriana M., Nahuel A. Muñoz, and César M. García‐Esponda. "The tarsal‐metatarsal complex of caviomorph rodents: Anatomy and functional‐adaptive analysis." <text:span text:style-name="T1">Journal of Morphology</text:span><text:span text:style-name="T2"> 278.6 (2017): 828-847.</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table:number-columns-repeated="2" office:value-type="string">
            <text:p>NA</text:p>
          </table:table-cell>
          <table:table-cell office:value-type="string">
            <text:p>No</text:p>
          </table:table-cell>
          <table:table-cell/>
          <table:table-cell table:style-name="ce4" office:value-type="string">
            <text:p>good example of pattern description</text:p>
          </table:table-cell>
          <table:table-cell table:number-columns-repeated="1013"/>
        </table:table-row>
        <table:table-row table:style-name="ro1">
          <table:table-cell office:value-type="float" office:value="2017">
            <text:p>2017</text:p>
          </table:table-cell>
          <table:table-cell office:value-type="string">
            <text:p>Zheng, Daran, et al. "Extreme adaptations for probable visual courtship behaviour in a Cretaceous dancing damselfly." <text:span text:style-name="T1">Scientific Reports</text:span><text:span text:style-name="T2"> 7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García‐Navas, Vicente, et al. "Ecological drivers of body size evolution and sexual size dimorphism in short‐horned grasshoppers (Orthoptera: Acrididae)." <text:span text:style-name="T1">Journal of Evolutionary Biology</text:span><text:span text:style-name="T2"> (2017).</text:span></text:p>
          </table:table-cell>
          <table:table-cell office:value-type="string">
            <text:p>Orthoptera</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2">
            <text:p>1992</text:p>
          </table:table-cell>
          <table:table-cell office:value-type="string">
            <text:p>Briggs, Derek EG, Richard A. Fortey, and Matthew A. Wills. "Morphological disparity in the Cambrian." <text:span text:style-name="T1">Science</text:span><text:span text:style-name="T2"> 256.5064 (1992): 1670-1673.</text:span></text:p>
          </table:table-cell>
          <table:table-cell office:value-type="string">
            <text:p>Arthropods</text:p>
          </table:table-cell>
          <table:table-cell office:value-type="string">
            <text:p>Discrete</text:p>
          </table:table-cell>
          <table:table-cell office:value-type="string">
            <text:p>Yes</text:p>
          </table:table-cell>
          <table:table-cell office:value-type="string">
            <text:p>PCA</text:p>
          </table:table-cell>
          <table:table-cell office:value-type="string">
            <text:p>distance from centroids + product of variances + product of rang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3">
            <text:p>1993</text:p>
          </table:table-cell>
          <table:table-cell office:value-type="string">
            <text:p>Foote, Mike. "Contributions of individual taxa to overall morphological disparity." <text:span text:style-name="T1">Paleobiology</text:span><text:span text:style-name="T2"> 19.4 (1993): 403-4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6">
            <text:p>1996</text:p>
          </table:table-cell>
          <table:table-cell office:value-type="string">
            <text:p>Fortey, Richard A., Derek EG Briggs, and Matthew A. Wills. "The Cambrian evolutionary ‘explosion’: decoupling cladogenesis from morphological disparity." <text:span text:style-name="T1">Biological Journal of the Linnean Society</text:span><text:span text:style-name="T2"> 57.1 (1996): 13-33.</text:span></text:p>
          </table:table-cell>
          <table:table-cell table:number-columns-repeated="7" office:value-type="string">
            <text:p>-</text:p>
          </table:table-cell>
          <table:table-cell office:value-type="string">
            <text:p>point of view</text:p>
          </table:table-cell>
          <table:table-cell office:value-type="string">
            <text:p>disparity mentioned all along but never measured!</text:p>
          </table:table-cell>
          <table:table-cell table:number-columns-repeated="1013"/>
        </table:table-row>
        <table:table-row table:style-name="ro1">
          <table:table-cell office:value-type="float" office:value="1994">
            <text:p>1994</text:p>
          </table:table-cell>
          <table:table-cell office:value-type="string">
            <text:p>Foote, Mike. "Morphological disparity in Ordovician-Devonian crinoids and the early saturation of morphological space." <text:span text:style-name="T1">Paleobiology</text:span><text:span text:style-name="T2"> 20.3 (1994): 320-344.</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2">
            <text:p>1992</text:p>
          </table:table-cell>
          <table:table-cell office:value-type="string">
            <text:p>Foote, Mike, et al. "Cambrian and Recent morphological disparity." <text:span text:style-name="T1">Science</text:span><text:span text:style-name="T2"> 258.5089 (1992): 1816-18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office:value-type="string">
            <text:p>Goswami, Anjali, and P. David Polly. "The influence of modularity on cranial morphological disparity in Carnivora and Primates (Mammalia)." <text:span text:style-name="T1">PloS one</text:span><text:span text:style-name="T2"> 5.3 (2010): e9517.</text:span></text:p>
          </table:table-cell>
          <table:table-cell office:value-type="string">
            <text:p>Mammals</text:p>
          </table:table-cell>
          <table:table-cell office:value-type="string">
            <text:p>3D landmarks</text:p>
          </table:table-cell>
          <table:table-cell office:value-type="string">
            <text:p>No</text:p>
          </table:table-cell>
          <table:table-cell office:value-type="string">
            <text:p>NA</text:p>
          </table:table-cell>
          <table:table-cell office:value-type="string">
            <text:p>sum of Procrustes distances</text:p>
          </table:table-cell>
          <table:table-cell office:value-type="string">
            <text:p>comparison to a null expectancy</text:p>
          </table:table-cell>
          <table:table-cell office:value-type="string">
            <text:p>No</text:p>
          </table:table-cell>
          <table:table-cell table:number-columns-repeated="1015"/>
        </table:table-row>
        <table:table-row table:style-name="ro1">
          <table:table-cell office:value-type="float" office:value="1998">
            <text:p>1998</text:p>
          </table:table-cell>
          <table:table-cell office:value-type="string">
            <text:p>Wills, Matthew A. "Crustacean disparity through the Phanerozoic: comparing morphological and stratigraphic data." <text:span text:style-name="T1">Biological Journal of the Linnean Society</text:span><text:span text:style-name="T2"> 65.4 (1998): 455-500.</text:span></text:p>
          </table:table-cell>
          <table:table-cell office:value-type="string">
            <text:p>Crustacean</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office:value-type="string">
            <text:p>Rowe, Kevin C., et al. "Recent and rapid speciation with limited morphological disparity in the genus Rattus." <text:span text:style-name="T1">Systematic Biology</text:span><text:span text:style-name="T2"> 60.2 (2011): 188-203.</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The first 50 Myr of dinosaur evolution: macroevolutionary pattern and morphological disparity." Biology Letters 4.6 (2008): 733-736.</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Lupia, Richard. "Discordant morphological disparity and taxonomic diversity during the Cretaceous angiosperm radiation: North American pollen record." Paleobiology 25.1 (1999): 1-2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Hughes, Martin, Sylvain Gerber, and Matthew Albion Wills. "Clades reach highest morphological disparity early in their evolution." Proceedings of the National Academy of Sciences 110.34 (2013): 13875-13879.</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er of gravity</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McClain, Craig R., Nicholas A. Johnson, and Michael A. Rex. "Morphological disparity as a biodiversity metric in lower bathyal and abyssal gastropod assemblages." Evolution 58.2 (2004): 338-348.</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Gerber, Sylvain, Gunther J. Eble, and Pascal Neige. "Allometric space and allometric disparity: a developmental perspective in the macroevolutionary analysis of morphological disparity." Evolution 62.6 (2008): 1450-1457.</text:p>
          </table:table-cell>
          <table:table-cell office:value-type="string">
            <text:p>Am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Wills, Matthew A. "Morphological disparity: a primer." Fossils, phylogeny, and form. Springer US, 2001. 55-14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Villier, Loïc, and Dieter Korn. "Morphological disparity of ammonoids and the mark of Permian mass extinctions." Science 306.5694 (2004): 264-266.</text:p>
          </table:table-cell>
          <table:table-cell office:value-type="string">
            <text:p>Ammonoid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Harmon, Luke J., et al. "Tempo and mode of evolutionary radiation in iguanian lizards." Science 301.5635 (2003): 961-964.</text:p>
          </table:table-cell>
          <table:table-cell/>
          <table:table-cell office:value-type="string">
            <text:p>Continuou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7">
            <text:p>2007</text:p>
          </table:table-cell>
          <table:table-cell table:style-name="ce1" office:value-type="string">
            <text:p>Korn, Dieter, and Christian Klug. "Conch form analysis, variability, morphological disparity, and mode of life of the Frasnian (Late Devonian) ammonoid Manticoceras from Coumiac (Montagne Noire, France)." Cephalopods present and past: new insights and fresh perspectives (2007): 57-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7">
            <text:p>2007</text:p>
          </table:table-cell>
          <table:table-cell table:style-name="ce1" office:value-type="string">
            <text:p>Gerber, Sylvain, Pascal Neige, and Gunther J. Eble. "Combining ontogenetic and evolutionary scales of morphological disparity: a study of early Jurassic ammonites." Evolution &amp; development 9.5 (2007): 472-482.</text:p>
          </table:table-cell>
          <table:table-cell office:value-type="string">
            <text:p>Am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Moyne, Sébastien, and Pascal Neige. "The space-time relationship of taxonomic diversity and morphological disparity in the Middle Jurassic ammonite radiation." Palaeogeography, Palaeoclimatology, Palaeoecology 248.1 (2007): 82-95.</text:p>
          </table:table-cell>
          <table:table-cell office:value-type="string">
            <text:p>Ammonites</text:p>
          </table:table-cell>
          <table:table-cell office:value-type="string">
            <text:p>Continuous + discrete</text:p>
          </table:table-cell>
          <table:table-cell office:value-type="string">
            <text:p>Yes</text:p>
          </table:table-cell>
          <table:table-cell office:value-type="string">
            <text:p>Correspondence analysis</text:p>
          </table:table-cell>
          <table:table-cell office:value-type="string">
            <text:p>sum of variances</text:p>
          </table:table-cell>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Ruta, Marcello, et al. "Decoupling of morphological disparity and taxic diversity during the adaptive radiation of anomodont therapsids." Proc. R. Soc. B. Vol. 280. No. 1768. The Royal Society, 2013.</text:p>
          </table:table-cell>
          <table:table-cell office:value-type="string">
            <text:p>Anomodont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Hulsey, C. Darrin, and Peter C. Wainwright. "Projecting mechanics into morphospace: disparity in the feeding system of labrid fishes." Proceedings of the Royal Society of London B: Biological Sciences 269.1488 (2002): 317-326.</text:p>
          </table:table-cell>
          <table:table-cell office:value-type="string">
            <text:p>Fishes</text:p>
          </table:table-cell>
          <table:table-cell office:value-type="string">
            <text:p>Continuous</text:p>
          </table:table-cell>
          <table:table-cell office:value-type="string">
            <text:p>No</text:p>
          </table:table-cell>
          <table:table-cell office:value-type="string">
            <text:p>PCA</text:p>
          </table:table-cell>
          <table:table-cell office:value-type="string">
            <text:p>Number of cubes of theoretical morphospa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Neustupa, Jiří, Kateřina Černá, and Jan Št’astný. "Diversity and morphological disparity of desmid assemblages in Central European peatlands." Hydrobiologia 630.1 (2009): 243-256.</text:p>
          </table:table-cell>
          <table:table-cell table:style-name="ce1" office:value-type="string">
            <text:p>Desimidiales</text:p>
          </table:table-cell>
          <table:table-cell office:value-type="string">
            <text:p>2D landmarks</text:p>
          </table:table-cell>
          <table:table-cell office:value-type="string">
            <text:p>Yes</text:p>
          </table:table-cell>
          <table:table-cell office:value-type="string">
            <text:p>PCA</text:p>
          </table:table-cell>
          <table:table-cell office:value-type="string">
            <text:p>Procrustes distances from center</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Superiority, competition, and opportunism in the evolutionary radiation of dinosaurs." Science 321.5895 (2008): 1485-1488.</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McClain, Craig R. "Bathymetric patterns of morphological disparity in deep-sea gastropods from the western North Atlantic Basin." Evolution 59.7 (2005): 1492-1499.</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rentice, Katherine C., Marcello Ruta, and Michael J. Benton. "Evolution of morphological disparity in pterosaurs." Journal of Systematic Palaeontology 9.3 (2011): 337-353.</text:p>
          </table:table-cell>
          <table:table-cell office:value-type="string">
            <text:p>Pterosaurs</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 + sum of range</text:p>
          </table:table-cell>
          <table:table-cell office:value-type="string">
            <text:p>NPMANOVA</text:p>
          </table:table-cell>
          <table:table-cell office:value-type="string">
            <text:p>No</text:p>
          </table:table-cell>
          <table:table-cell office:value-type="string">
            <text:p>“Disparity is a term widely (albeit not always consistently) used to describe the range of forms in a group of organisms, or the difference among different body plans (e.g. Gould 1989 Gould, S. J. 1989. Wonderful life: the Burgess Shale and the nature of history, 352New York: Norton. <text:s/>[Google Scholar], 1991 Gould, S. J. 1991. The disparity of the Burgess Shale arthropod fauna and the limits of cladistic analysis: why we must strive to quantify morphospace. Paleobiology, 17: 411–423. [Web of Science ®], [Google Scholar]; Wills et al. 1994 Wills, M. A., Briggs, D. E. G and Fortey, R. A. 1994. Disparity as an evolutionary index – a comparison of Cambrian and recent arthropods. Paleobiology, 20: 93–130. [Web of Science ®], [Google Scholar]; Foote 1997a Foote, M. 1997a. The evolution of morphological diversity. Annual Review of Ecology and Systematics, 28: 129–152. [Crossref], [Google Scholar]). “</text:p>
          </table:table-cell>
          <table:table-cell table:number-columns-repeated="1014"/>
        </table:table-row>
        <table:table-row table:style-name="ro1">
          <table:table-cell office:value-type="float" office:value="2013">
            <text:p>2013</text:p>
          </table:table-cell>
          <table:table-cell table:style-name="ce1" office:value-type="string">
            <text:p>Stubbs, Thomas L., et al. "Morphological and biomechanical disparity of crocodile-line archosaurs following the end-Triassic extinction." Proc. R. Soc. B. Vol. 280. No. 1770. The Royal Society, 2013.</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Ecological controls on the evolutionary recovery of post-Paleozoic crinoids." Science 274.5292 (1996): 1492.</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ALTANÁS, ANGEL, PALOMA ALCORLO, and DAN L. DANIELOPOL. "Morphological disparity in populations with and without sexual reproduction: a case study in Eucypris virens (Crustacea: Ostracoda)." Biological Journal of the Linnean Society 75.1 (2002): 9-1</text:p>
          </table:table-cell>
          <table:table-cell office:value-type="string">
            <text:p>Ostracodes</text:p>
          </table:table-cell>
          <table:table-cell office:value-type="string">
            <text:p>Outlines</text:p>
          </table:table-cell>
          <table:table-cell office:value-type="string">
            <text:p>Yes</text:p>
          </table:table-cell>
          <table:table-cell office:value-type="string">
            <text:p>PCA</text:p>
          </table:table-cell>
          <table:table-cell office:value-type="string">
            <text:p>distance from centroids</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Parnmen, Sittiporn, et al. "Morphological disparity in Cladoniaceae: The foliose genus Heterodea evolved from fruticose Cladia species (Lecanorales, lichenized Ascomycota)." Taxon 59.3 (2010): 841-8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Adams, Dean C., et al. "Are rates of species diversification correlated with rates of morphological evolution?." Proceedings of the Royal Society of London B: Biological Sciences (2009): rspb-2009.</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PGLS (PC ~ trait)</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Brusatte, Stephen L., et al. "Phylogenetic corrections for morphological disparity analysis: new methodology and case studies." Paleobiology 37.1 (2011): 1-2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Yes</text:p>
          </table:table-cell>
          <table:table-cell table:number-columns-repeated="1015"/>
        </table:table-row>
        <table:table-row table:style-name="ro1">
          <table:table-cell office:value-type="float" office:value="2003">
            <text:p>2003</text:p>
          </table:table-cell>
          <table:table-cell table:style-name="ce1" office:value-type="string">
            <text:p>Neige, Pascal. "Spatial patterns of disparity and diversity of the Recent cuttlefishes (Cephalopoda) across the Old World." Journal of Biogeography 30.8 (2003): 1125-113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range and vari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Valentine, James W., and David Jablonski. "Morphological and developmental macroevolution: a paleontological perspective." International Journal of Developmental Biology 47.7-8 (2003): 517-5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Bapst, David W., et al. "Graptoloid diversity and disparity became decoupled during the Ordovician mass extinction." Proceedings of the National Academy of Sciences 109.9 (2012): 3428-3433.</text:p>
          </table:table-cell>
          <table:table-cell office:value-type="string">
            <text:p>Graptolite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 + distance from neighbour + furthest dist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Viguier, Benedicte. "Is the morphological disparity of lemur skulls (Primates) controlled by phylogeny and/or environmental constraints?." Biological Journal of the Linnean Society 76.4 (2002): 577-590.</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Hopkins, M. J. "Decoupling of taxonomic diversity and morphological disparity during decline of the Cambrian trilobite family Pterocephaliidae." Journal of Evolutionary Biology 26.8 (2013): 1665-1676.</text:p>
          </table:table-cell>
          <table:table-cell office:value-type="string">
            <text:p>Trilobites</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sum of rang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Shen, Bing, et al. "The Avalon explosion: evolution of Ediacara morphospace." Science 319.5859 (2008): 81-84.</text:p>
          </table:table-cell>
          <table:table-cell office:value-type="string">
            <text:p>Ediacarian</text:p>
          </table:table-cell>
          <table:table-cell office:value-type="string">
            <text:p>Discrete</text:p>
          </table:table-cell>
          <table:table-cell office:value-type="string">
            <text:p>Yes</text:p>
          </table:table-cell>
          <table:table-cell office:value-type="string">
            <text:p>MDS</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Hetherington, Alexander J., et al. "Do cladistic and morphometric data capture common patterns of morphological disparity?." Palaeontology 58.3 (2015): 393-399.</text:p>
          </table:table-cell>
          <table:table-cell office:value-type="string">
            <text:p>Caecilian</text:p>
          </table:table-cell>
          <table:table-cell office:value-type="string">
            <text:p>Discrete + 2D landmarks</text:p>
          </table:table-cell>
          <table:table-cell office:value-type="string">
            <text:p>No</text:p>
          </table:table-cell>
          <table:table-cell office:value-type="string">
            <text:p>PCoA</text:p>
          </table:table-cell>
          <table:table-cell office:value-type="string">
            <text:p>mean square distance between sp</text:p>
          </table:table-cell>
          <table:table-cell office:value-type="string">
            <text:p>correlation test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Deline, Bradley. "The effects of rarity and abundance distributions on measurements of local morphological disparity." Paleobiology 35.2 (2009): 175-189.</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Foote's disparity measurement (Foote 1993, Neige 2003)</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Models of morphological diversification." Evolutionary paleobiology. University of Chicago Press, Chicago (1996): 62-86.</text:p>
          </table:table-cell>
          <table:table-cell office:value-type="string">
            <text:p>Blastozoa + Crinoids + Trilobite</text:p>
          </table:table-cell>
          <table:table-cell office:value-type="string">
            <text:p>Discrete</text:p>
          </table:table-cell>
          <table:table-cell office:value-type="string">
            <text:p>Yes</text:p>
          </table:table-cell>
          <table:table-cell office:value-type="string">
            <text:p>NA</text:p>
          </table:table-cell>
          <table:table-cell office:value-type="string">
            <text:p>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Near, Thomas J., et al. "Phylogeny and tempo of diversification in the superradiation of spiny-rayed fishes." Proceedings of the national Academy of sciences 110.31 (2013): 12738-12743.</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Erwin, Douglas H. "Disparity: morphological pattern and developmental context." Palaeontology 50.1 (2007): 57-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87">
            <text:p>1987</text:p>
          </table:table-cell>
          <table:table-cell table:style-name="ce1" office:value-type="string">
            <text:p>Runnegar, B. R. U. C. E. "Rates and modes of evolution in the Mollusca." Rates of evolution. Allen and Unwin, London (1987): 39-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Miller, Terrence L., and Abigail J. Downie. "Morphological disparity despite genetic similarity; new species of Lobosorchis Miller &amp; Cribb, 2005 (Digenea: Cryptogonimidae) from the Great Barrier Reef and the Maldives." Zootaxa 1992 (2009): 37-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Vasil’ev, A. G., et al. "Relationship between morphological disparity and taxonomic diversity in rodent communities in the zone of influence from the Eastern Ural Radioactive Trace in the Southern Urals." Russian journal of ecology 41.2 (2010): 153-158.</text:p>
          </table:table-cell>
          <table:table-cell office:value-type="string">
            <text:p>Rodents</text:p>
          </table:table-cell>
          <table:table-cell office:value-type="string">
            <text:p>Continuous</text:p>
          </table:table-cell>
          <table:table-cell office:value-type="string">
            <text:p>Yes</text:p>
          </table:table-cell>
          <table:table-cell office:value-type="string">
            <text:p>PCO</text:p>
          </table:table-cell>
          <table:table-cell office:value-type="string">
            <text:p>mean of range</text:p>
          </table:table-cell>
          <table:table-cell office:value-type="string">
            <text:p>Kruskal-Wallis test + Walsh F-test</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Roy, Kaustuv, Deborah P. Balch, and Michael E. Hellberg. "Spatial patterns of morphological diversity across the Indo-Pacific: analyses using strombid gastropods." Proceedings of the Royal Society of London B: Biological Sciences 268.1485 (2001): 2503-2508.</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mean of range + mean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Meloro, Carlo. "Morphological disparity in Plio-Pleistocene large carnivore guilds from Italian peninsula." Acta Palaeontologica Polonica 56.1 (2011): 33-44.</text:p>
          </table:table-cell>
          <table:table-cell office:value-type="string">
            <text:p>Carnivora</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mean distance from centroids</text:p>
          </table:table-cell>
          <table:table-cell office:value-type="string">
            <text:p>Neares-neighbor 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Jonathan Davies, T., et al. "Species co‐existence and character divergence across carnivores." Ecology letters 10.2 (2007): 146-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Rozhnov, S. V. "From Vendian to Cambrian: the beginning of morphological disparity of modern metazoan phyla." Russian journal of developmental biology 41.6 (2010): 357-36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Anderson, Philip SL, et al. "Initial radiation of jaws demonstrated stability despite faunal and environmental change." Nature 476.7359 (2011): 206-209.</text:p>
          </table:table-cell>
          <table:table-cell office:value-type="string">
            <text:p>Fish</text:p>
          </table:table-cell>
          <table:table-cell office:value-type="string">
            <text:p>Continuous</text:p>
          </table:table-cell>
          <table:table-cell office:value-type="string">
            <text:p>No</text:p>
          </table:table-cell>
          <table:table-cell office:value-type="string">
            <text:p>NMDS</text:p>
          </table:table-cell>
          <table:table-cell office:value-type="string">
            <text:p>sum of ranges + root product of ranges + range of maximum euclidean distance + convex hull surface + volume + sum of variances + root product of variances + mean pairwise distance + median pairwise distance + mean distance to centroid</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ipsley, Christy A., Donald B. Miles, and Johannes Müller. "Morphological disparity opposes latitudinal diversity gradient in lacertid lizards." Biology letters 10.5 (2014): 20140101.</text:p>
          </table:table-cell>
          <table:table-cell office:value-type="string">
            <text:p>Squamates</text:p>
          </table:table-cell>
          <table:table-cell office:value-type="string">
            <text:p>Discrete</text:p>
          </table:table-cell>
          <table:table-cell office:value-type="string">
            <text:p>No</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Gavrilets, Sergey. "Dynamics of clade diversification on the morphological hypercube." Proceedings of the Royal Society of London B: Biological Sciences 266.1421 (1999): 817-824.</text:p>
          </table:table-cell>
          <table:table-cell table:number-columns-repeated="7" office:value-type="string">
            <text:p>-</text:p>
          </table:table-cell>
          <table:table-cell office:value-type="string">
            <text:p>Methods</text:p>
          </table:table-cell>
          <table:table-cell office:value-type="string">
            <text:p>to check!</text:p>
          </table:table-cell>
          <table:table-cell table:number-columns-repeated="1013"/>
        </table:table-row>
        <table:table-row table:style-name="ro1">
          <table:table-cell office:value-type="float" office:value="2013">
            <text:p>2013</text:p>
          </table:table-cell>
          <table:table-cell table:style-name="ce1" office:value-type="string">
            <text:p>Grossnickle, David M., and P. David Polly. "Mammal disparity decreases during the Cretaceous angiosperm radiation." Proceedings of the Royal Society of London B: Biological Sciences 280.1771 (2013): 20132110.</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average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Huntley, John Warren, Shuhai Xiao, and Michał Kowalewski. "1.3 Billion years of acritarch history: An empirical morphospace approach." Precambrian Research 144.1 (2006): 52-68.</text:p>
          </table:table-cell>
          <table:table-cell office:value-type="string">
            <text:p>Acritarch</text:p>
          </table:table-cell>
          <table:table-cell office:value-type="string">
            <text:p>Discrete</text:p>
          </table:table-cell>
          <table:table-cell office:value-type="string">
            <text:p>Yes</text:p>
          </table:table-cell>
          <table:table-cell office:value-type="string">
            <text:p>MDS + PCA</text:p>
          </table:table-cell>
          <table:table-cell office:value-type="string">
            <text:p>mean or range + sum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Lumbsch, H. Thorsten, et al. "Phenotypic disparity and adaptive radiation in the genus Cladia (Lecanorales, Ascomycota)." Australian Systematic Botany 23.4 (2010): 239-24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6">
            <text:p>2016</text:p>
          </table:table-cell>
          <table:table-cell table:style-name="ce1" office:value-type="string">
            <text:p>Hopkins, Melanie J. "Magnitude versus direction of change and the contribution of macroevolutionary trends to morphological disparity." Biological Journal of the Linnean Society 118.1 (2016): 116-130.</text:p>
          </table:table-cell>
          <table:table-cell office:value-type="string">
            <text:p>Echinoids + Trilobites</text:p>
          </table:table-cell>
          <table:table-cell office:value-type="string">
            <text:p>Discrete + 2D landmarks</text:p>
          </table:table-cell>
          <table:table-cell office:value-type="string">
            <text:p>Yes</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Halliday, Thomas John Dixon, and Anjali Goswami. "Eutherian morphological disparity across the end-Cretaceous mass extinction." Biological Journal of the Linnean Society 118.1 (2016): 152-168.</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Collar, David C., Thomas J. Near, and Peter C. Wainwright. "Comparative analysis of morphological diversity: does disparity accumulate at the same rate in two lineages of centrarchid fishes?." Evolution 59.8 (2005): 1783-1794.</text:p>
          </table:table-cell>
          <table:table-cell office:value-type="string">
            <text:p>Fish</text:p>
          </table:table-cell>
          <table:table-cell office:value-type="string">
            <text:p>Continuous</text:p>
          </table:table-cell>
          <table:table-cell office:value-type="string">
            <text:p>Yes</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Jaeger, Johannes, and John Reinitz. "On the dynamic nature of positional information." BioEssays 28.11 (2006): 1102-1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Gerber, Sylvain. "On the relationship between the macroevolutionary trajectories of morphological integration and morphological disparity." PLoS One 8.5 (2013): e63913.</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08">
            <text:p>2008</text:p>
          </table:table-cell>
          <table:table-cell table:style-name="ce1" office:value-type="string">
            <text:p>Erwin, Douglas H. "Wonderful Ediacarans, wonderful cnidarians?." Evolution and Development 10.3 (2008): 263-2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Magniez-Jannin, Francoise, et al. "Analysing disparity by applying combined morphological and molecular approaches to French and Japanese carabid beetles." Biological journal of the Linnean Society 71.2 (2000): 343-358.</text:p>
          </table:table-cell>
          <table:table-cell office:value-type="string">
            <text:p>Beetles</text:p>
          </table:table-cell>
          <table:table-cell office:value-type="string">
            <text:p>2D landmarks</text:p>
          </table:table-cell>
          <table:table-cell office:value-type="string">
            <text:p>Yes</text:p>
          </table:table-cell>
          <table:table-cell office:value-type="string">
            <text:p>Procrustes plane (2 D axis)</text:p>
          </table:table-cell>
          <table:table-cell office:value-type="string">
            <text:p>sum of squared pairwise distance between coordinates</text:p>
          </table:table-cell>
          <table:table-cell office:value-type="string">
            <text:p>GLS</text:p>
          </table:table-cell>
          <table:table-cell office:value-type="string">
            <text:p>No</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Minelli, Alessandro. "Species diversity vs. morphological disparity in the light of evolutionary developmental biology." Annals of botany 117.5 (2015): 781-79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1">
            <text:p>2001</text:p>
          </table:table-cell>
          <table:table-cell table:style-name="ce1" office:value-type="string">
            <text:p>Ciampaglio, Charles N., Matthieu Kemp, and Daniel W. McShea. "Detecting changes in morphospace occupation patterns in the fossil record: characterization and analysis of measures of disparity." Paleobiology 27.4 (2001): 695-715.</text:p>
          </table:table-cell>
          <table:table-cell office:value-type="string">
            <text:p>Simulated</text:p>
          </table:table-cell>
          <table:table-cell office:value-type="string">
            <text:p>Discrete</text:p>
          </table:table-cell>
          <table:table-cell office:value-type="string">
            <text:p>Yes</text:p>
          </table:table-cell>
          <table:table-cell office:value-type="string">
            <text:p>PCO</text:p>
          </table:table-cell>
          <table:table-cell office:value-type="string">
            <text:p>sum of vairances + mean pairwise distance + range + volume + average pairwise disparity + pariticipation ratio _ number of unique pairwise characters</text:p>
          </table:table-cell>
          <table:table-cell office:value-type="string">
            <text:p>coefficient of variance</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Salazar‐Ciudad, Isaac. "On the origins of morphological disparity and its diverse developmental bases." BioEssays 28.11 (2006): 1112-11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Dornbos, Stephen Q., and David J. Bottjer. "Evolutionary paleoecology of the earliest echinoderms: Helicoplacoids and the Cambrian substrate revolution." Geology 28.9 (2000): 839-8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6">
            <text:p>1996</text:p>
          </table:table-cell>
          <table:table-cell table:style-name="ce1" office:value-type="string">
            <text:p>Jernvall, Jukka, John P. Hunter, and Mikael Fortelius. "Molar tooth diversity, disparity, and ecology in Cenozoic ungulate radiations." Science 274.5292 (1996): 1489-1492.</text:p>
          </table:table-cell>
          <table:table-cell office:value-type="string">
            <text:p>Mammals</text:p>
          </table:table-cell>
          <table:table-cell office:value-type="string">
            <text:p>Discrete</text:p>
          </table:table-cell>
          <table:table-cell office:value-type="string">
            <text:p>No</text:p>
          </table:table-cell>
          <table:table-cell office:value-type="string">
            <text:p>NA</text:p>
          </table:table-cell>
          <table:table-cell office:value-type="string">
            <text:p>sum of the absolute distance for each variabl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Neige, P., S. Elmi, and L. Rulleau. "Crisis-What crisis? Quantification of the morphological disparity of ammonites at the Lias-Dogger boundary." Bulletin de la Société Géologique de France 172.2 (2001): 257-26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3">
            <text:p>2003</text:p>
          </table:table-cell>
          <table:table-cell table:style-name="ce1" office:value-type="string">
            <text:p>Latiolais, Jared M. "The phylogenetic underpinnings for spatial patterns of morphological disparity: analyses using strombid gastropods." (20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1">
            <text:p>1991</text:p>
          </table:table-cell>
          <table:table-cell table:style-name="ce1" office:value-type="string">
            <text:p>Gould, Stephen Jay. "The disparity of the Burgess Shale arthropod fauna and the limits of cladistic analysis: why we must strive to quantify morphospace." Paleobiology 17.4 (1991): 411-4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Drake, Abby Grace, and Christian Peter Klingenberg. "Large-scale diversification of skull shape in domestic dogs: disparity and modularity." The American Naturalist 175.3 (2010): 289-301.</text:p>
          </table:table-cell>
          <table:table-cell office:value-type="string">
            <text:p>Carnivora</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variance + mean procrustes distance from centroid</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erber, Sylvain, Gunther J. Eble, and Pascal Neige. "Developmental aspects of morphological disparity dynamics: a simple analytical exploration." Paleobiology 37.2 (2011): 237-25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1997">
            <text:p>1997</text:p>
          </table:table-cell>
          <table:table-cell table:style-name="ce1" office:value-type="string">
            <text:p>Roy, Kaustuv, and Mike Foote. "Morphological approaches to measuring biodiversity." Trends in Ecology &amp; Evolution 12.7 (1997): 277-28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Butler, Richard J., et al. "How do geological sampling biases affect studies of morphological evolution in deep time? A case study of pterosaur (Reptilia: Archosauria) disparity." Evolution 66.1 (2012): 147-16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GLS multiple regressi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opkins, Melanie J. "The environmental structure of trilobite morphological disparity." Paleobiology 40.3 (2014): 352-373.</text:p>
          </table:table-cell>
          <table:table-cell office:value-type="string">
            <text:p>Trilobites</text:p>
          </table:table-cell>
          <table:table-cell office:value-type="string">
            <text:p>Discrete</text:p>
          </table:table-cell>
          <table:table-cell office:value-type="string">
            <text:p>No</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oswami, Anjali, Nick Milne, and Stephen Wroe. "Biting through constraints: cranial morphology, disparity and convergence across living and fossil carnivorous mammals." Proceedings of the Royal Society of London B: Biological Sciences 278.1713 (2011): 1831-1839.</text:p>
          </table:table-cell>
          <table:table-cell office:value-type="string">
            <text:p>Carnivor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Variance + mean pairwise dissimilarity</text:p>
          </table:table-cell>
          <table:table-cell office:value-type="string">
            <text:p>permutation test</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Xiao, Shuhai, and Alan Jay Kaufman, eds. Neoproterozoic geobiology and paleobiology. Vol. 27. Berlin: Springer, 20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Zelditch, Miriam Leah, H. David Sheets, and William L. Fink. "The ontogenetic dynamics of shape disparity." Paleobiology 29.1 (2003): 139-156.</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 from centroid</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7">
            <text:p>1997</text:p>
          </table:table-cell>
          <table:table-cell table:style-name="ce1" office:value-type="string">
            <text:p>Foote, Mike. "The evolution of morphological diversity." Annual Review of Ecology and Systematics 28.1 (1997): 129-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Oyston, Jack W., et al. "Why should we investigate the morphological disparity of plant clades?." Annals of botany 117.5 (2015): 859-879.</text:p>
          </table:table-cell>
          <table:table-cell office:value-type="string">
            <text:p>Angiosperm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confidence interval overlap</text:p>
          </table:table-cell>
          <table:table-cell table:number-columns-repeated="1016"/>
        </table:table-row>
        <table:table-row table:style-name="ro1">
          <table:table-cell office:value-type="float" office:value="2010">
            <text:p>2010</text:p>
          </table:table-cell>
          <table:table-cell table:style-name="ce1" office:value-type="string">
            <text:p>Regier, Jerome C., et al. "Arthropod relationships revealed by phylogenomic analysis of nuclear protein-coding sequences." Nature 463.7284 (2010): 1079-10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Neustupa, J. "K. ern &amp; J. tastn, 2009. Diversity and morphological disparity of desmid assemblages in Central European peatlands." Hydrobiologia 630: 243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Gavrilets, Sergey, and Jonathan B. Losos. "Adaptive radiation: contrasting theory with data." Science 323.5915 (2009): 732-73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Marijnissen, Saskia AE, et al. "Molecular evidence for recent divergence of Lake Tanganyika endemic crabs (Decapoda: Platythelphusidae)." Molecular Phylogenetics and Evolution 40.2 (2006): 628-63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6">
            <text:p>2016</text:p>
          </table:table-cell>
          <table:table-cell table:style-name="ce1" office:value-type="string">
            <text:p>Arnold, Patrick, et al. "Morphological disparity, conservatism, and integration in the canine lower cervical spine: insights into mammalian neck function and regionalization." Mammalian Biology-Zeitschrift für Säugetierkunde 81.2 (2016): 153-162.</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Eble, Gunther J. "Contrasting evolutionary flexibility in sister groups: disparity and diversity in Mesozoic atelostomate echinoids." Paleobiology 26.1 (2000): 56-79.</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romham, Lindell, et al. "Testing the relationship between morphological and molecular rates of change along phylogenies." Evolution 56.10 (2002): 1921-193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Benton, Michael J. "The Red Queen and the Court Jester: species diversity and the role of biotic and abiotic factors through time." science 323.5915 (2009): 728-73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Pavlinov, I. Ya. "Morphological disparity: general conceptions and basic characteristics." Archive of Zoological Museum of Moscow University 48 (2008): 343-3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4">
            <text:p>1994</text:p>
          </table:table-cell>
          <table:table-cell table:style-name="ce1" office:value-type="string">
            <text:p>Wills, Matthew A., Derek EG Briggs, and Richard A. Fortey. "Disparity as an evolutionary index: a comparison of Cambrian and Recent arthropods." Paleobiology 20.2 (1994): 93-13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Burbrink, Frank T., and R. Alexander Pyron. "How does ecological opportunity influence rates of speciation, extinction, and morphological diversification in New World ratsnakes (tribe Lampropeltini)?." Evolution 64.4 (2010): 934-94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McNamara, Kenneth J., and Michael L. McKinney. "Heterochrony, disparity, and macroevolution." Paleobiology 31.sp5 (2005): 17-2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Yu, Ying, et al. "Inferring the accumulation of morphological disparity in epiphyllous liverworts." Organisms Diversity &amp; Evolution 14.2 (2014): 151-162.</text:p>
          </table:table-cell>
          <table:table-cell table:style-name="ce1" office:value-type="string">
            <text:p>Marchantiophyta</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Friedman, Matt. "Explosive morphological diversification of spiny-finned teleost fishes in the aftermath of the end-Cretaceous extinction." Proceedings of the Royal Society of London B: Biological Sciences (2010): rspb20092177.</text:p>
          </table:table-cell>
          <table:table-cell office:value-type="string">
            <text:p>Fishes</text:p>
          </table:table-cell>
          <table:table-cell office:value-type="string">
            <text:p>Discrete</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Giribet, Gonzalo, and Carles Ribera. "A review of arthropod phylogeny: new data based on ribosomal DNA sequences and direct character optimization." Cladistics 16.2 (2000): 204-23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5">
            <text:p>2015</text:p>
          </table:table-cell>
          <table:table-cell table:style-name="ce1" office:value-type="string">
            <text:p>Oyston, Jack W., et al. "What limits the morphological disparity of clades?." Interface focus 5.6 (2015): 20150042.</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er of gravity</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Eble, Gunther J. "Diversification of disasteroids, holasteroids and spatangoids in the Mesozoic." Echinoderms: San Francisco, Balkema, Rotterdam (1998): 629-638.</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Lofgren, Andrea Stockmeyer, Roy E. Plotnick, and and Peter J. Wagner. "Morphological diversity of Carboniferous arthropods and insights on disparity patterns through the Phanerozoic." Paleobiology 29.3 (2003): 349-368.</text:p>
          </table:table-cell>
          <table:table-cell office:value-type="string">
            <text:p>Arthropo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nth root of varaince + nth root of range</text:p>
          </table:table-cell>
          <table:table-cell office:value-type="string">
            <text:p>Anova + Kruskal-Walli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Young, Mark T., et al. "The evolution of Metriorhynchoidea (Mesoeucrocodylia, Thalattosuchia): an integrated approach using geometric morphometrics, analysis of disparity, and biomechanics." Zoological Journal of the Linnean Society 158.4 (2010): 801-859.</text:p>
          </table:table-cell>
          <table:table-cell office:value-type="string">
            <text:p>Crocodiles</text:p>
          </table:table-cell>
          <table:table-cell office:value-type="string">
            <text:p>2D landmarks + discrete</text:p>
          </table:table-cell>
          <table:table-cell office:value-type="string">
            <text:p>No</text:p>
          </table:table-cell>
          <table:table-cell office:value-type="string">
            <text:p>RWA (Relative Warp Analysis) + PCO</text:p>
          </table:table-cell>
          <table:table-cell office:value-type="string">
            <text:p>Sum of variance + sum of range + product of range + product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avlinov, Igor Ya. "Morphological disparity: An attempt to widen and to formalize the concept." Research in Biodiversity-Models and Applications. InTech, 201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0">
            <text:p>2010</text:p>
          </table:table-cell>
          <table:table-cell table:style-name="ce1" office:value-type="string">
            <text:p>Slater, Graham J., et al. "Diversity versus disparity and the radiation of modern cetaceans." Proceedings of the Royal Society of London B: Biological Sciences 277.1697 (2010): 3097-3104.</text:p>
          </table:table-cell>
          <table:table-cell office:value-type="string">
            <text:p>Cetacean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Mahler, D. Luke, et al. "Ecological opportunity and the rate of morphological evolution in the diversification of Greater Antillean anoles." Evolution 64.9 (2010): 2731-2745.</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PC contrast values</text:p>
          </table:table-cell>
          <table:table-cell office:value-type="string">
            <text:p>linear regressions</text:p>
          </table:table-cell>
          <table:table-cell office:value-type="string">
            <text:p>Yes</text:p>
          </table:table-cell>
          <table:table-cell table:number-columns-repeated="1015"/>
        </table:table-row>
        <table:table-row table:style-name="ro1">
          <table:table-cell office:value-type="float" office:value="2004">
            <text:p>2004</text:p>
          </table:table-cell>
          <table:table-cell table:style-name="ce1" office:value-type="string">
            <text:p>Kaplan, Peter. "Morphology and disparity through time." eLS (200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Sears, Karen E. "Constraints on the morphological evolution of marsupial shoulder girdles." Evolution 58.10 (2004): 2353-2370.</text:p>
          </table:table-cell>
          <table:table-cell office:value-type="string">
            <text:p>Marsupials</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Pavlinov, IIa, O. G. Nanova, and N. N. Spasskaia. "Toward exploration of morphological disparity of measurable traits of mammalian skull. 1. Interrelation between different forms of group variation." Zhurnal obshchei biologii 69.5 (2008): 344-354.</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Navarro, Nicolas. "MDA: a MATLAB-based program for morphospace-disparity analysis." Computers &amp; Geosciences 29.5 (2003): 655-664.</text:p>
          </table:table-cell>
          <table:table-cell table:number-columns-repeated="7" office:value-type="string">
            <text:p>-</text:p>
          </table:table-cell>
          <table:table-cell office:value-type="string">
            <text:p>software</text:p>
          </table:table-cell>
          <table:table-cell table:number-columns-repeated="1014"/>
        </table:table-row>
        <table:table-row table:style-name="ro1">
          <table:table-cell office:value-type="float" office:value="1998">
            <text:p>1998</text:p>
          </table:table-cell>
          <table:table-cell table:style-name="ce1" office:value-type="string">
            <text:p>David, B., et al. "Morphological disparity in the genus Echinocardium (Echinoidea: Spatangoida)." Echinoderm Research 1998 (1998): 253-25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2">
            <text:p>2002</text:p>
          </table:table-cell>
          <table:table-cell table:style-name="ce1" office:value-type="string">
            <text:p>Ciampaglio, Charles N. "Determining the role that ecological and developmental constraints play in controlling disparity: examples from the crinoid and blastozoan fossil record." Evolution &amp; development 4.3 (2002): 170-188.</text:p>
          </table:table-cell>
          <table:table-cell office:value-type="string">
            <text:p>Crinoids + Balstozoa</text:p>
          </table:table-cell>
          <table:table-cell office:value-type="string">
            <text:p>Discrete</text:p>
          </table:table-cell>
          <table:table-cell office:value-type="string">
            <text:p>Yes</text:p>
          </table:table-cell>
          <table:table-cell office:value-type="string">
            <text:p>PCO</text:p>
          </table:table-cell>
          <table:table-cell office:value-type="string">
            <text:p>Range + average pairwise dissimilarity + mean distance + unique pairwise combinations</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Wills, Matthew A. "Cambrian and recent disparity: the picture from priapulids." Paleobiology 24.2 (1998): 177-1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Derryberry, Elizabeth P., et al. "Lineage diversification and morphological evolution in a large‐scale continental radiation: the neotropical ovenbirds and woodcreepers (Aves: Furnariidae)." Evolution 65.10 (2011): 2973-2986.</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Bellwood, D. R., et al. "Functional versatility supports coral reef biodiversity." Proceedings of the Royal Society of London B: Biological Sciences 273.1582 (2006): 101-107.</text:p>
          </table:table-cell>
          <table:table-cell office:value-type="string">
            <text:p>Corals</text:p>
          </table:table-cell>
          <table:table-cell office:value-type="string">
            <text:p>Continuous</text:p>
          </table:table-cell>
          <table:table-cell office:value-type="string">
            <text:p>Yes</text:p>
          </table:table-cell>
          <table:table-cell office:value-type="string">
            <text:p>PCA</text:p>
          </table:table-cell>
          <table:table-cell office:value-type="string">
            <text:p>distance from centroid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ical diversification of Paleozoic crinoids." Paleobiology 21.3 (1995): 273-2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Hospitaleche, Carolina, and Piotr Jadwiszczak. "Enigmatic morphological disparity in tarsometatarsi of giant penguins from the Eocene of Antarctica." Polish Polar Research 32.2 (2011): 17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5">
            <text:p>2005</text:p>
          </table:table-cell>
          <table:table-cell table:style-name="ce1" office:value-type="string">
            <text:p>Wesley-Hunt, Gina D. "The morphological diversification of carnivores in North America." Paleobiology 31.1 (2005): 35-55.</text:p>
          </table:table-cell>
          <table:table-cell office:value-type="string">
            <text:p>Carnivora</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similarity + geometric mean of ranges</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Nesbitt, Sterling. "The anatomy of Effigia okeeffeae (Archosauria, Suchia), theropod-like convergence, and the distribution of related taxa." Bulletin of the american Museum of Natural history (2007): 1-8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9">
            <text:p>1999</text:p>
          </table:table-cell>
          <table:table-cell table:style-name="ce1" office:value-type="string">
            <text:p>Smith, Loren H., and Bruce S. Lieberman. "Disparity and constraint in olenelloid trilobites and the Cambrian radiation." Paleobiology 25.4 (1999): 459-47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1">
            <text:p>2001</text:p>
          </table:table-cell>
          <table:table-cell table:style-name="ce1" office:value-type="string">
            <text:p>Harper, D. A. T., and E. Gallagher. "Diversity, disparity and distributional patterns amongst the orthide brachiopod groups." Journal of GEOsciences 46.3-4 (2001): 87-94.</text:p>
          </table:table-cell>
          <table:table-cell office:value-type="string">
            <text:p>Brachiopods</text:p>
          </table:table-cell>
          <table:table-cell office:value-type="string">
            <text:p>Discrete</text:p>
          </table:table-cell>
          <table:table-cell office:value-type="string">
            <text:p>Yes</text:p>
          </table:table-cell>
          <table:table-cell office:value-type="string">
            <text:p>PCO</text:p>
          </table:table-cell>
          <table:table-cell office:value-type="string">
            <text:p>product of variance + product of range + sum of ranges + sum of variance + mean euclidean distance + mean manhattan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Dinosaur morphological diversity and the end-Cretaceous extinction." Nature Communications 3 (2012): ncomms1815.</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Losos, Jonathan B., and Donald B. Miles. "Testing the hypothesis that a clade has adaptively radiated: iguanid lizard clades as a case study." The American Naturalist 160.2 (2002): 147-157.</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Falkowski, Paul G., et al. "The rise of oxygen over the past 205 million years and the evolution of large placental mammals." Science 309.5744 (2005): 2202-2204.</text:p>
          </table:table-cell>
          <table:table-cell table:number-columns-repeated="7" office:value-type="string">
            <text:p>-</text:p>
          </table:table-cell>
          <table:table-cell table:number-columns-repeated="1015"/>
        </table:table-row>
        <table:table-row table:style-name="ro1">
          <table:table-cell office:value-type="float" office:value="2004">
            <text:p>2004</text:p>
          </table:table-cell>
          <table:table-cell table:style-name="ce1" office:value-type="string">
            <text:p>Villier, Loïc, and Gunther J. Eble. "Assessing the robustness of disparity estimates: the impact of morphometric scheme, temporal scale, and taxonomic level in spatangoid echinoids." Paleobiology 30.4 (2004): 652-665.</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Foth, C., S. L. Brusatte, and R. J. Butler. "Do different disparity proxies converge on a common signal? Insights from the cranial morphometrics and evolutionary history of Pterosauria (Diapsida: Archosauria)." Journal of evolutionary biology 25.5 (2012): 904-915.</text:p>
          </table:table-cell>
          <table:table-cell office:value-type="string">
            <text:p>Pter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Warheit, Kenneth I., et al. "Morphological diversification and adaptive radiation: a comparison of two diverse lizard clades." Evolution 53.4 (1999): 1226-1234.</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Crônier, Catherine. "Morphological disparity and developmental patterning: contribution of phacopid trilobites." Palaeontology 56.6 (2013): 1263-12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ilson, Laura AB, and Marcelo R. Sánchez-Villagra. "Diversity trends and their ontogenetic basis: an exploration of allometric disparity in rodents." Proceedings of the Royal Society of London B: Biological Sciences 277.1685 (2010): 1227-1234.</text:p>
          </table:table-cell>
          <table:table-cell office:value-type="string">
            <text:p>Rodents</text:p>
          </table:table-cell>
          <table:table-cell office:value-type="string">
            <text:p>3D landmarks</text:p>
          </table:table-cell>
          <table:table-cell office:value-type="string">
            <text:p>No</text:p>
          </table:table-cell>
          <table:table-cell office:value-type="string">
            <text:p>PCA</text:p>
          </table:table-cell>
          <table:table-cell office:value-type="string">
            <text:p>total variance</text:p>
          </table:table-cell>
          <table:table-cell office:value-type="string">
            <text:p>Canonical variates analysis</text:p>
          </table:table-cell>
          <table:table-cell office:value-type="string">
            <text:p>No</text:p>
          </table:table-cell>
          <table:table-cell table:number-columns-repeated="1015"/>
        </table:table-row>
        <table:table-row table:style-name="ro1">
          <table:table-cell office:value-type="float" office:value="1979">
            <text:p>1979</text:p>
          </table:table-cell>
          <table:table-cell table:style-name="ce1" office:value-type="string">
            <text:p>Raup, David M. "Size of the Permo-Triassic bottleneck and its evolutionary implications." Science 206.4415 (1979): 217-21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Harper, David AT. "The Ordovician biodiversification: Setting an agenda for marine life." Palaeogeography, Palaeoclimatology, Palaeoecology 232.2 (2006): 148-16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Budd, Ann F., and John M. Pandolfi. "Evolutionary novelty is concentrated at the edge of coral species distributions." Science 328.5985 (2010): 1558-1561.</text:p>
          </table:table-cell>
          <table:table-cell office:value-type="string">
            <text:p>Corals</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centroid size</text:p>
          </table:table-cell>
          <table:table-cell office:value-type="string">
            <text:p>F-statistics</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Monge-Nájera, Julián, and Xianguang Hou. "Disparity, decimation and the Cambrian" explosion": comparison of early Cambrian and Present faunal communities with emphasis on velvet worms (Onychophora)." Revista de Biología Tropical 48.2-3 (2000): 333-3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Chakrabarty, Prosanta. "Testing conjectures about morphological diversity in cichlids of Lakes Malawi and Tanganyika." Copeia 2005.2 (2005): 359-373.</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coordinates</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Carrano, Matthew T., and Christian A. Sidor. "Theropod hind limb disparity revisited: Comments on Gatesy and Middleton (1997)." Journal of Vertebrate Paleontology 19.3 (1999): 602-6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6">
            <text:p>1996</text:p>
          </table:table-cell>
          <table:table-cell table:style-name="ce1" office:value-type="string">
            <text:p>Budd, Ann F., Francesca R. Bosellini, and Thomas A. Stemann. "Systematics of the Oligocene to Miocene reef coral Tarbellastraea in the northern Mediterranean." Palaeontology 39.3 (1996): 515-5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5">
            <text:p>2015</text:p>
          </table:table-cell>
          <table:table-cell table:style-name="ce1" office:value-type="string">
            <text:p>Vianey-Liaud, M., L. Hautier, and L. Marivaux. "Morphological disparity of the postcranial skeleton in rodents and its implications for palaeobiological inferences: the case of the extinct Theridomyidae (Rodentia, Mammalia)." Evolution of the rodents: advances in phylogeny, functional morphology and development (eds PG Cox, L Hautier) (2015): 539-5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0">
            <text:p>2010</text:p>
          </table:table-cell>
          <table:table-cell table:style-name="ce1" office:value-type="string">
            <text:p>Price, Samantha A., et al. "Functional innovations and morphological diversification in parrotfish." Evolution 64.10 (2010): 3057-306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62">
            <text:p>1962</text:p>
          </table:table-cell>
          <table:table-cell table:style-name="ce1" office:value-type="string">
            <text:p>Trujillo, José M., et al. "Cromosomes of the horse, the donkey, and the mule." Chromosoma 13.3 (1962): 243-2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Friedman, Matt, and Michael I. Coates. "A newly recognized fossil coelacanth highlights the early morphological diversification of the clade." Proceedings of the Royal Society of London B: Biological Sciences 273.1583 (2006): 245-250.</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Rowe, K. C., and K. P. Aplin. "PR bAveRStoCK, And C. moRitZ. 2011. Recent and rapid speciation with limited morphological disparity in the genus Rattus." Systematic Biology 60: 188-2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4">
            <text:p>2004</text:p>
          </table:table-cell>
          <table:table-cell table:style-name="ce1" office:value-type="string">
            <text:p>Holliday, Jill A., and Scott J. Steppan. "Evolution of hypercarnivory: the effect of specialization on morphological and taxonomic diversity." Paleobiology 30.1 (2004): 108-128.</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Jønsson, Knud A., et al. "Ecological and evolutionary determinants for the adaptive radiation of the Madagascan vangas." Proceedings of the National Academy of Sciences 109.17 (2012): 6620-66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Yang, Jie, et al. "A superarmored lobopodian from the Cambrian of China and early disparity in the evolution of Onychophora." Proceedings of the National Academy of Sciences 112.28 (2015): 8678-8683.</text:p>
          </table:table-cell>
          <table:table-cell office:value-type="string">
            <text:p>Onychophora</text:p>
          </table:table-cell>
          <table:table-cell office:value-type="string">
            <text:p>Discrete</text:p>
          </table:table-cell>
          <table:table-cell office:value-type="string">
            <text:p>Yes</text:p>
          </table:table-cell>
          <table:table-cell office:value-type="string">
            <text:p>PCO</text:p>
          </table:table-cell>
          <table:table-cell office:value-type="string">
            <text:p>mean character differe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Urošević, A., K. Ljubisavljević, and A. Ivanović. "Patterns of cranial ontogeny in lacertid lizards: morphological and allometric disparity." Journal of Evolutionary Biology 26.2 (2013): 399-415.</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Budd, Graham E. "Stem group arthropods from the Lower Cambrian Sirius Passet fauna of north Greenland." Arthropod relationships. Springer Netherlands, 1998. 125-1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Sidlauskas, Brian. "Continuous and arrested morphological diversification in sister clades of characiform fishes: a phylomorphospace approach." Evolution 62.12 (2008): 3135-3156.</text:p>
          </table:table-cell>
          <table:table-cell office:value-type="string">
            <text:p>Fish</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lineage density</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Marx, Felix G., and R. Ewan Fordyce. "Baleen boom and bust: a synthesis of mysticete phylogeny, diversity and disparity." Open Science 2.4 (2015): 140434.</text:p>
          </table:table-cell>
          <table:table-cell office:value-type="string">
            <text:p>Cetace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Campione, Nicolás E., and David C. Evans. "Cranial growth and variation in edmontosaurs (Dinosauria: Hadrosauridae): implications for latest Cretaceous megaherbivore diversity in North America." PLoS One 6.9 (2011): e25186.</text:p>
          </table:table-cell>
          <table:table-cell office:value-type="string">
            <text:p>Dinosaurs</text:p>
          </table:table-cell>
          <table:table-cell office:value-type="string">
            <text:p>Continuous</text:p>
          </table:table-cell>
          <table:table-cell office:value-type="string">
            <text:p>No</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Anderson, Philip SL. "Biomechanics, functional patterns, and disparity in Late Devonian arthrodires." Paleobiology 35.3 (2009): 321-342.</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mean pairwise distance</text:p>
          </table:table-cell>
          <table:table-cell office:value-type="string">
            <text:p>multivariate t-test (Hotellings' T^2 test)</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04">
            <text:p>2004</text:p>
          </table:table-cell>
          <table:table-cell table:style-name="ce1" office:value-type="string">
            <text:p>Andersson, K. I. "Elbow-joint morphology as a guide to forearm function and foraging behaviour in mammalian carnivores." Zoological Journal of the Linnean Society 142.1 (2004): 91-104.</text:p>
          </table:table-cell>
          <table:table-cell office:value-type="string">
            <text:p>Carnivor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C scor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O'Meara, Brian C., et al. "Testing for different rates of continuous trait evolution using likelihood." Evolution 60.5 (2006): 922-933.</text:p>
          </table:table-cell>
          <table:table-cell office:value-type="string">
            <text:p>Simulated</text:p>
          </table:table-cell>
          <table:table-cell office:value-type="string">
            <text:p>Continuous</text:p>
          </table:table-cell>
          <table:table-cell table:number-columns-repeated="2" office:value-type="string">
            <text:p>NA</text:p>
          </table:table-cell>
          <table:table-cell office:value-type="string">
            <text:p>function of distance to ancestor and character differe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Foote, Mike. "Morphological diversity in the evolutionary radiation of Paleozoic and post-Paleozoic crinoids." Paleobiology 25.S2 (1999): 1-11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Honda, Hiroaki, et al. "Cardiovascular anomaly, impaired actin bundling and resistance to Src-induced transformation in mice lacking p130Cas." Nature genetics 19.4 (1998): 361-36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Ellinas, J. N., and Manolis S. Sangriotis. "Stereo image compression using wavelet coefficients morphology." Image and Vision Computing 22.4 (2004): 281-29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Frédérich, Bruno, et al. "Iterative ecological radiation and convergence during the evolutionary history of damselfishes (Pomacentridae)." The American Naturalist 181.1 (2012): 94-113.</text:p>
          </table:table-cell>
          <table:table-cell office:value-type="string">
            <text:p>Fish</text:p>
          </table:table-cell>
          <table:table-cell office:value-type="string">
            <text:p>Continuous + 2D landmarks</text:p>
          </table:table-cell>
          <table:table-cell office:value-type="string">
            <text:p>Yes</text:p>
          </table:table-cell>
          <table:table-cell office:value-type="string">
            <text:p>RWA (Relative Warp Analysis)</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Near, Thomas J., et al. "Ancient climate change, antifreeze, and the evolutionary diversification of Antarctic fishes." Proceedings of the National Academy of Sciences 109.9 (2012): 3434-3439.</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4">
            <text:p>2014</text:p>
          </table:table-cell>
          <table:table-cell table:style-name="ce1" office:value-type="string">
            <text:p>Mitchell, Jonathan S., and Peter J. Makovicky. "Low ecological disparity in Early Cretaceous birds." Proc. R. Soc. B. Vol. 281. No. 1787. The Royal Society, 2014.</text:p>
          </table:table-cell>
          <table:table-cell office:value-type="string">
            <text:p>Birds</text:p>
          </table:table-cell>
          <table:table-cell office:value-type="string">
            <text:p>Continuous + discrete</text:p>
          </table:table-cell>
          <table:table-cell office:value-type="string">
            <text:p>Yes</text:p>
          </table:table-cell>
          <table:table-cell office:value-type="string">
            <text:p>canonical correlation analysis (CCA)</text:p>
          </table:table-cell>
          <table:table-cell office:value-type="string">
            <text:p>sum of vari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1996">
            <text:p>1996</text:p>
          </table:table-cell>
          <table:table-cell table:style-name="ce1" office:value-type="string">
            <text:p>Wray, Gregory A. "Parallel evolution of nonfeeding larvae in echinoids." (1996): 308-32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Serb, Jeanne M., et al. "Morphological convergence of shell shape in distantly related scallop species (Mollusca: Pectinidae)." Zoological Journal of the Linnean Society 163.2 (2011): 571-584.</text:p>
          </table:table-cell>
          <table:table-cell office:value-type="string">
            <text:p>Mollusca</text:p>
          </table:table-cell>
          <table:table-cell office:value-type="string">
            <text:p>3D landmarks</text:p>
          </table:table-cell>
          <table:table-cell office:value-type="string">
            <text:p>Yes</text:p>
          </table:table-cell>
          <table:table-cell office:value-type="string">
            <text:p>NA</text:p>
          </table:table-cell>
          <table:table-cell office:value-type="string">
            <text:p>distance between species</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rice, Samantha A., et al. "Coral reefs promote the evolution of morphological diversity and ecological novelty in labrid fishes." Ecology letters 14.5 (2011): 462-469.</text:p>
          </table:table-cell>
          <table:table-cell office:value-type="string">
            <text:p>Fish</text:p>
          </table:table-cell>
          <table:table-cell office:value-type="string">
            <text:p>Continuous + discrete</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3">
            <text:p>1993</text:p>
          </table:table-cell>
          <table:table-cell table:style-name="ce1" office:value-type="string">
            <text:p>Erwin, Douglas H. "Early introduction of major morphological innovations." Acta Palaeontologica Polonica 38.3-4 (199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Eble, Gunther J., W. Callebaut, and D. Rasskin-Gutman. "Morphological modularity and macroevolution: conceptual and empirical aspects." Modularity: Understanding the development and evolution of natural complex systems (2005): 221-2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0">
            <text:p>1990</text:p>
          </table:table-cell>
          <table:table-cell table:style-name="ce1" office:value-type="string">
            <text:p>Browne, B. A., and C. T. Driscoll. "Soluble aluminum silicates: stoichiometry, stability, and implications for environmental geochemistry." Science (1992): 1667-16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Benson, Roger BJ, Mark Evans, and Patrick S. Druckenmiller. "High diversity, low disparity and small body size in plesiosaurs (Reptilia, Sauropterygia) from the Triassic–Jurassic boundary." PLoS One 7.3 (2012): e31838.</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pairwise character dissimilarity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Jablonski, David. "Evolutionary innovations in the fossil record: the intersection of ecology, development, and macroevolution." Journal of Experimental Zoology Part B: Molecular and Developmental Evolution 304.6 (2005): 504-51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Alroy, John. "The fossil record of North American mammals: evidence for a Paleocene evolutionary radiation." Systematic Biology 48.1 (1999): 107-11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5">
            <text:p>1995</text:p>
          </table:table-cell>
          <table:table-cell table:style-name="ce1" office:value-type="string">
            <text:p>CRAMPTON, JAMES S. "Elliptic Fourier shape analysis of fossil bivalves: some practical considerations." Lethaia 28.2 (1995): 179-186.</text:p>
          </table:table-cell>
          <table:table-cell office:value-type="string">
            <text:p>Bivalves</text:p>
          </table:table-cell>
          <table:table-cell office:value-type="string">
            <text:p>Elliptic Fourier</text:p>
          </table:table-cell>
          <table:table-cell office:value-type="string">
            <text:p>Yes</text:p>
          </table:table-cell>
          <table:table-cell office:value-type="string">
            <text:p>PCA + canonical variabl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Butterfield, Nicholas J. "Animals and the invention of the Phanerozoic Earth system." Trends in Ecology &amp; Evolution 26.2 (2011): 81-8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Pochan, Darrin J., et al. "Architectural Disparity Effects in the Morphology of Dendrimer− Linear Coil Diblock Copolymers." Macromolecules 35.24 (2002): 9239-9242.</text:p>
          </table:table-cell>
          <table:table-cell table:number-columns-repeated="7" office:value-type="string">
            <text:p>-</text:p>
          </table:table-cell>
          <table:table-cell table:number-columns-repeated="1015"/>
        </table:table-row>
        <table:table-row table:style-name="ro1">
          <table:table-cell office:value-type="float" office:value="2007">
            <text:p>2007</text:p>
          </table:table-cell>
          <table:table-cell table:style-name="ce1" office:value-type="string">
            <text:p>Clabaut, Celine, et al. "Geometric morphometric analyses provide evidence for the adaptive character of the Tanganyikan cichlid fish radiations." Evolution 61.3 (2007): 560-578.</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Klingenberg, Christian Peter. "Evolution and development of shape: integrating quantitative approaches." Nature Reviews Genetics 11.9 (2010): 623-63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Pierce, Stephanie E., Kenneth D. Angielczyk, and Emily J. Rayfield. "Patterns of morphospace occupation and mechanical performance in extant crocodilian skulls: a combined geometric morphometric and finite element modeling approach." Journal of morphology 269.7 (2008): 840-864.</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the squared procrustes distance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Wills, M. A., et al. "The disparity of priapulid, archaeopriapulid and palaeoscolecid worms in the light of new data." Journal of evolutionary biology 25.10 (2012): 2056-2076.</text:p>
          </table:table-cell>
          <table:table-cell office:value-type="string">
            <text:p>Palaeoscolecid worm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Nearest neigbhor clustering</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Ruta, Marcello, Peter J. Wagner, and Michael I. Coates. "Evolutionary patterns in early tetrapods. I. Rapid initial diversification followed by decrease in rates of character change." Proceedings of the Royal Society of London B: Biological Sciences 273.1598 (2006): 2107-2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Foote, Mike. "Sampling, taxonomic description, and our evolving knowledge of morphological diversity." Paleobiology 23.2 (1997): 181-2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Wang, Zhengquan, et al. "Fine root architecture, morphology, and biomass of different branch orders of two Chinese temperate tree species." Plant and Soil 288.1-2 (2006): 155-1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Rabosky, Daniel L., and Dean C. Adams. "Rates of morphological evolution are correlated with species richness in salamanders." Evolution 66.6 (2012): 1807-1818.</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the diagonal of the variance covariance matrix of the PCA</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Xiao, Shuhai, and Lin Dong. "On the morphological and ecological history of Proterozoic macroalgae." Neoproterozoic Geobiology and Paleobiology. Springer Netherlands, 2006. 57-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7">
            <text:p>1997</text:p>
          </table:table-cell>
          <table:table-cell table:style-name="ce1" office:value-type="string">
            <text:p>Grenier, Jennifer K., et al. "Evolution of the entire arthropod Hox gene set predated the origin and radiation of the onychophoran/arthropod clade." Current Biology 7.8 (1997): 547-5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Ruta, Marcello, et al. "The radiation of cynodonts and the ground plan of mammalian morphological diversity." Proc. R. Soc. B. Vol. 280. No. 1769. The Royal Society, 2013.</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Probability of encountering neighbouring data points in 3D</text:p>
          </table:table-cell>
          <table:table-cell table:style-name="ce1" office:value-type="string">
            <text:p>Ripley's K</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11">
            <text:p>2011</text:p>
          </table:table-cell>
          <table:table-cell table:style-name="ce1" office:value-type="string">
            <text:p>Deline, Bradley, and William I. Ausich. "Testing the plateau: a reexamination of disparity and morphologic constraints in early Paleozoic crinoids." Paleobiology 37.2 (2011): 214-236.</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Fernández, Rosa, Sebastián Vélez, and Gonzalo Giribet. "Linking genetic diversity and morphological disparity: biodiversity assessment of a highly unexplored family of harvestmen (Arachnida: Opiliones: Neopilionidae) in New Zealand." Invertebrate Systematics 28.6 (2014): 590-60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4">
            <text:p>2014</text:p>
          </table:table-cell>
          <table:table-cell table:style-name="ce1" office:value-type="string">
            <text:p>Brusatte, Stephen L., et al. "Gradual assembly of avian body plan culminated in rapid rates of evolution across the dinosaur-bird transition." Current Biology 24.20 (2014): 2386-2392.</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Euclidean distance between groups</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Valentine, James W., David Jablonski, and Douglas H. Erwin. "Fossils, molecules and embryos: new perspectives on the Cambrian explosion." Development 126.5 (1999): 851-85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Dera, Guillaume, et al. "High-resolution dynamics of Early Jurassic marine extinctions: the case of Pliensbachian–Toarcian ammonites (Cephalopoda)." Journal of the Geological Society 167.1 (2010): 21-33.</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surface + sum of variance + mean pairwise distanec</text:p>
          </table:table-cell>
          <table:table-cell office:value-type="string">
            <text:p>Hierarchical clustering</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Cornwell, William K., Dylan W. Schwilk, and David D. Ackerly. "A trait‐based test for habitat filtering: Convex hull volume." Ecology 87.6 (2006): 1465-14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Burbrink, Frank T., et al. "Evidence for determinism in species diversification and contingency in phenotypic evolution during adaptive radiation." Proceedings of the Royal Society of London B: Biological Sciences 279.1748 (2012): 4817-482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Wood, Troy E., et al. "The frequency of polyploid speciation in vascular plants." Proceedings of the national Academy of sciences 106.33 (2009): 13875-13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Liu, Fu-Guo Robert, et al. "Molecular and morphological supertrees for eutherian (placental) mammals." Science 291.5509 (2001): 1786-1789.</text:p>
          </table:table-cell>
          <table:table-cell table:number-columns-repeated="7" office:value-type="string">
            <text:p>-</text:p>
          </table:table-cell>
          <table:table-cell table:number-columns-repeated="1015"/>
        </table:table-row>
        <table:table-row table:style-name="ro1">
          <table:table-cell office:value-type="float" office:value="2004">
            <text:p>2004</text:p>
          </table:table-cell>
          <table:table-cell table:style-name="ce1" office:value-type="string">
            <text:p>Vendrasco, Michael J., Troy E. Wood, and Bruce N. Runnegar. "Articulated Palaeozoic fossil with 17 plates greatly expands disparity of early chitons." Nature 429.6989 (2004): 288-29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Baltanás, Angel. "Geometric morphometrics: A contribution to the study of shape variability in Ostracds." (20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Cooper, W. James, et al. "Bentho-pelagic divergence of cichlid feeding architecture was prodigious and consistent during multiple adaptive radiations within African rift-lakes." PLoS One 5.3 (2010): e9551.</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Canonical variance analysis</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Wilson, Gregory P. "Mammals across the K/Pg boundary in northeastern Montana, USA: dental morphology and body-size patterns reveal extinction selectivity and immigrant-fueled ecospace filling." Paleobiology 39.3 (2013): 429-469.</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bootstrap/rarefaction null hypothesi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Pavlinov, IIa, and O. G. Nanova. "Toward exploration of morphological disparity of measurable traits of mammalian skull. 3. Distance-based analysis of the morphospace volume and occupation." Zhurnal obshchei biologii 70.1 (2009): 35-45.</text:p>
          </table:table-cell>
          <table:table-cell table:number-columns-repeated="6" office:value-type="string">
            <text:p>-</text:p>
          </table:table-cell>
          <table:table-cell table:number-columns-repeated="1016"/>
        </table:table-row>
        <table:table-row table:style-name="ro1">
          <table:table-cell office:value-type="float" office:value="2008">
            <text:p>2008</text:p>
          </table:table-cell>
          <table:table-cell table:style-name="ce1" office:value-type="string">
            <text:p>Giribet, Gonzalo. "Assembling the lophotrochozoan (= spiralian) tree of life." Philosophical Transactions of the Royal Society of London B: Biological Sciences 363.1496 (2008): 1513-152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Wainwright, Peter C. "Functional versus morphological diversity in macroevolution." Annu. Rev. Ecol. Evol. Syst. 38 (2007): 381-40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Hall, Alex R. "Genotype‐by‐environment interactions due to antibiotic resistance and adaptation in Escherichia coli." Journal of evolutionary biology 26.8 (2013): 1655-16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Heimberg, Alysha M., et al. "MicroRNAs and the advent of vertebrate morphological complexity." Proceedings of the National Academy of Sciences 105.8 (2008): 2946-295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Thorne, Philippa M., Marcello Ruta, and Michael J. Benton. "Resetting the evolution of marine reptiles at the Triassic-Jurassic boundary." Proceedings of the National Academy of Sciences 108.20 (2011): 8339-8344.</text:p>
          </table:table-cell>
          <table:table-cell office:value-type="string">
            <text:p>Ichtyosaurs</text:p>
          </table:table-cell>
          <table:table-cell office:value-type="string">
            <text:p>Discrete</text:p>
          </table:table-cell>
          <table:table-cell office:value-type="string">
            <text:p>Yes</text:p>
          </table:table-cell>
          <table:table-cell office:value-type="string">
            <text:p>PCO</text:p>
          </table:table-cell>
          <table:table-cell office:value-type="string">
            <text:p>pairwise dist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Kozak, Kenneth H., et al. "Phylogenetic analysis of ecomorphological divergence, community structure, and diversification rates in dusky salamanders (Plethodontidae: Desmognathus)." Evolution 59.9 (2005): 2000-2016.</text:p>
          </table:table-cell>
          <table:table-cell office:value-type="string">
            <text:p>Squamates</text:p>
          </table:table-cell>
          <table:table-cell office:value-type="string">
            <text:p>Continuous + Body size</text:p>
          </table:table-cell>
          <table:table-cell office:value-type="string">
            <text:p>Yes</text:p>
          </table:table-cell>
          <table:table-cell office:value-type="string">
            <text:p>PCA</text:p>
          </table:table-cell>
          <table:table-cell office:value-type="string">
            <text:p>mean squared pairwise difference in body siz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Frédérich, Bruno, and Pierre Vandewalle. "Bipartite life cycle of coral reef fishes promotes increasing shape disparity of the head skeleton during ontogeny: an example from damselfishes (Pomacentridae)." BMC evolutionary biology 11.1 (2011): 8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mean distance from centroids</text:p>
          </table:table-cell>
          <table:table-cell office:value-type="string">
            <text:p>MANCOVA + MANOV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Horner, John R., and Mark B. Goodwin. "Extreme cranial ontogeny in the Upper Cretaceous dinosaur Pachycephalosaurus." PLoS One 4.10 (2009): e762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3">
            <text:p>1993</text:p>
          </table:table-cell>
          <table:table-cell table:style-name="ce1" office:value-type="string">
            <text:p>Foote, M. "Morphological disparity in Ordovician through Devonian crinoids." Geological Society of America Abstracts with Programs. Vol. 25. 199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8">
            <text:p>2008</text:p>
          </table:table-cell>
          <table:table-cell table:style-name="ce1" office:value-type="string">
            <text:p>Harmon, Luke J., et al. "The role of geography and ecological opportunity in the diversification of day geckos (Phelsuma)." Systematic Biology 57.4 (2008): 562-57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Longrich, Nicholas R., Bhart-Anjan S. Bhullar, and Jacques A. Gauthier. "Mass extinction of lizards and snakes at the Cretaceous–Paleogene boundary." Proceedings of the National Academy of Sciences 109.52 (2012): 21396-21401.</text:p>
          </table:table-cell>
          <table:table-cell office:value-type="string">
            <text:p>Squamates</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Sims, Hallie J. "Morphological diversification of Late Devonian and Carboniferous seeds." The Paleontological Society Special Publications 8 (1996): 361-361.</text:p>
          </table:table-cell>
          <table:table-cell table:number-columns-repeated="7" office:value-type="string">
            <text:p>-</text:p>
          </table:table-cell>
          <table:table-cell office:value-type="string">
            <text:p>abstract</text:p>
          </table:table-cell>
          <table:table-cell table:number-columns-repeated="1014"/>
        </table:table-row>
        <table:table-row table:style-name="ro1">
          <table:table-cell office:value-type="float" office:value="2006">
            <text:p>2006</text:p>
          </table:table-cell>
          <table:table-cell table:style-name="ce1" office:value-type="string">
            <text:p>Dyke, Gareth J., R. L. Nudds, and J. M. V. Rayner. "Limb disparity and wing shape in pterosaurs." Journal of evolutionary biology 19.4 (2006): 1339-134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2">
            <text:p>1992</text:p>
          </table:table-cell>
          <table:table-cell table:style-name="ce1" office:value-type="string">
            <text:p>Gadoury, D. M., et al. "Disparity between morphological maturity of ascospores and physiological maturity of asci in Venturia inaequalis." Plant disease 7.3 (1992): 277-28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76">
            <text:p>1976</text:p>
          </table:table-cell>
          <table:table-cell table:style-name="ce1" office:value-type="string">
            <text:p>Mickevich, M. F., and Michael S. Johnson. "Congruence between morphological and allozyme data in evolutionary inference and character evolution." Systematic Zoology 25.3 (1976): 260-2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Hollander, Johan, et al. "Phenotypic plasticity in two marine snails: constraints superseding life history." Journal of evolutionary biology 19.6 (2006): 1861-1872.</text:p>
          </table:table-cell>
          <table:table-cell office:value-type="string">
            <text:p>Gastropod</text:p>
          </table:table-cell>
          <table:table-cell office:value-type="string">
            <text:p>2D landmark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Xiao, Shuhai, and Marc Laflamme. "On the eve of animal radiation: phylogeny, ecology and evolution of the Ediacara biota." Trends in Ecology &amp; Evolution 24.1 (2009): 31-4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9">
            <text:p>2009</text:p>
          </table:table-cell>
          <table:table-cell table:style-name="ce1" office:value-type="string">
            <text:p>Gonzalez‐Voyer, Alejandro, Svante Winberg, and Niclas Kolm. "Distinct evolutionary patterns of brain and body size during adaptive radiation." Evolution 63.9 (2009): 2266-2274.</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pairwis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Whiteside, Jessica H., and Peter D. Ward. "Ammonoid diversity and disparity track episodes of chaotic carbon cycling during the early Mesozoic." Geology 39.2 (2011): 99-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Foote, Mike. "Perspective: evolutionary patterns in the fossil record." Evolution 50.1 (1996): 1-11.</text:p>
          </table:table-cell>
          <table:table-cell office:value-type="string">
            <text:p>Marine invertebrates</text:p>
          </table:table-cell>
          <table:table-cell office:value-type="string">
            <text:p>Discrete</text:p>
          </table:table-cell>
          <table:table-cell office:value-type="string">
            <text:p>Yes</text:p>
          </table:table-cell>
          <table:table-cell office:value-type="string">
            <text:p>NA</text:p>
          </table:table-cell>
          <table:table-cell office:value-type="string">
            <text:p>average morphological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Rabosky, Daniel L., et al. "Rates of speciation and morphological evolution are correlated across the largest vertebrate radiation." Nature communications 4 (201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Pie, Marcio R., and Joshua S. Weitz. "A null model of morphospace occupation." The American Naturalist 166.1 (2005): E1-E13.</text:p>
          </table:table-cell>
          <table:table-cell office:value-type="string">
            <text:p>Simulated</text:p>
          </table:table-cell>
          <table:table-cell table:number-columns-repeated="3" office:value-type="string">
            <text:p>NA</text:p>
          </table:table-cell>
          <table:table-cell office:value-type="string">
            <text:p>Average pairwise squared distance</text:p>
          </table:table-cell>
          <table:table-cell office:value-type="string">
            <text:p>Branching random walks</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Schaefer, Scott A., and George V. Lauder. "Testing historical hypotheses of morphological change: biomechanical decoupling in loricarioid catfishes." Evolution 50.4 (1996): 1661-1675.</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Benton, Michael J., Jonathan Forth, and Max C. Langer. "Models for the rise of the dinosaurs." Current Biology 24.2 (2014): R87-R9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Dommergues, Jean-Louis, Sophie Montuire, and Pascal Neige. "Size patterns through time: the case of the Early Jurassic ammonite radiation." Paleobiology 28.4 (2002): 423-434.</text:p>
          </table:table-cell>
          <table:table-cell office:value-type="string">
            <text:p>Ammonites</text:p>
          </table:table-cell>
          <table:table-cell office:value-type="string">
            <text:p>Continuous</text:p>
          </table:table-cell>
          <table:table-cell office:value-type="string">
            <text:p>Yes</text:p>
          </table:table-cell>
          <table:table-cell office:value-type="string">
            <text:p>Factorial plan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Gonzalez-Voyer, Alejandro, Svante Winberg, and Niclas Kolm. "Brain structure evolution in a basal vertebrate clade: evidence from phylogenetic comparative analysis of cichlid fishes." BMC Evolutionary Biology 9.1 (2009): 238.</text:p>
          </table:table-cell>
          <table:table-cell office:value-type="string">
            <text:p>Fish</text:p>
          </table:table-cell>
          <table:table-cell office:value-type="string">
            <text:p>Continuous</text:p>
          </table:table-cell>
          <table:table-cell office:value-type="string">
            <text:p>No</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Collar, David C., et al. "Evolution of extreme body size disparity in monitor lizards (Varanus)." Evolution 65.9 (2011): 2664-26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7">
            <text:p>2007</text:p>
          </table:table-cell>
          <table:table-cell table:style-name="ce1" office:value-type="string">
            <text:p>McGowan, Alistair J., and G. J. Dyke. "A morphospace‐based test for competitive exclusion among flying vertebrates: did birds, bats and pterosaurs get in each other's space?." Journal of evolutionary biology 20.3 (2007): 1230-1236.</text:p>
          </table:table-cell>
          <table:table-cell office:value-type="string">
            <text:p>Amniote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s</text:p>
          </table:table-cell>
          <table:table-cell office:value-type="string">
            <text:p>confidence interval overlap</text:p>
          </table:table-cell>
          <table:table-cell office:value-type="string">
            <text:p>No</text:p>
          </table:table-cell>
          <table:table-cell office:value-type="string">
            <text:p>Comparative between groups!</text:p>
          </table:table-cell>
          <table:table-cell/>
          <table:table-cell table:style-name="Default"/>
          <table:table-cell table:number-columns-repeated="1012"/>
        </table:table-row>
        <table:table-row table:style-name="ro1">
          <table:table-cell office:value-type="float" office:value="2012">
            <text:p>2012</text:p>
          </table:table-cell>
          <table:table-cell table:style-name="ce1" office:value-type="string">
            <text:p>Davis, Samuel P., John A. Finarelli, and Michael I. Coates. "Acanthodes and shark-like conditions in the last common ancestor of modern gnathostomes." Nature 486.7402 (2012): 247-250.</text:p>
          </table:table-cell>
          <table:table-cell office:value-type="string">
            <text:p>Shark</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office:value-type="string">
            <text:p>Non-overlaping PCO example!</text:p>
          </table:table-cell>
          <table:table-cell table:number-columns-repeated="1014"/>
        </table:table-row>
        <table:table-row table:style-name="ro1">
          <table:table-cell office:value-type="float" office:value="2010">
            <text:p>2010</text:p>
          </table:table-cell>
          <table:table-cell table:style-name="ce1" office:value-type="string">
            <text:p>Rivera, Ajna S., et al. "Gene duplication and the origins of morphological complexity in pancrustacean eyes, a genomic approach." BMC evolutionary biology 10.1 (2010): 12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Alroy, John. "Understanding the dynamics of trends within evolving lineages." Paleobiology 26.3 (2000): 319-32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7">
            <text:p>2007</text:p>
          </table:table-cell>
          <table:table-cell table:style-name="ce1" office:value-type="string">
            <text:p>Sigwart, Julia D., and Mark D. Sutton. "Deep molluscan phylogeny: synthesis of palaeontological and neontological data." Proceedings of the Royal Society of London B: Biological Sciences 274.1624 (2007): 2413-24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5">
            <text:p>2015</text:p>
          </table:table-cell>
          <table:table-cell table:style-name="ce1" office:value-type="string">
            <text:p>Hopkins, Melanie J., and Andrew B. Smith. "Dynamic evolutionary change in post-Paleozoic echinoids and the importance of scale when interpreting changes in rates of evolution." Proceedings of the National Academy of Sciences 112.12 (2015): 3758-3763.</text:p>
          </table:table-cell>
          <table:table-cell office:value-type="string">
            <text:p>Echinoi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permutation test</text:p>
          </table:table-cell>
          <table:table-cell office:value-type="string">
            <text:p>Yes (pPC)</text:p>
          </table:table-cell>
          <table:table-cell table:number-columns-repeated="1015"/>
        </table:table-row>
        <table:table-row table:style-name="ro1">
          <table:table-cell office:value-type="float" office:value="2014">
            <text:p>2014</text:p>
          </table:table-cell>
          <table:table-cell table:style-name="ce1" office:value-type="string">
            <text:p>Caron, Jean-Bernard, et al. "A new phyllopod bed-like assemblage from the Burgess Shale of the Canadian Rockies." Nature Communications 5 (2014): 3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3">
            <text:p>2003</text:p>
          </table:table-cell>
          <table:table-cell table:style-name="ce1" office:value-type="string">
            <text:p>Bellwood, David R. "Origins and escalation of herbivory in fishes: a functional perspective." Paleobiology 29.1 (2003): 7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Goswami, A., et al. "The macroevolutionary consequences of phenotypic integration: from development to deep time." Phil. Trans. R. Soc. B 369.1649 (2014): 2013025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8">
            <text:p>1998</text:p>
          </table:table-cell>
          <table:table-cell table:style-name="ce1" office:value-type="string">
            <text:p>Zrzavý, J., V. Hypša, and M. Vlášková. "Arthropod phylogeny: taxonomic congruence, total evidence and conditional combination approaches to morphological and molecular data sets." Arthropod Relationships. Springer Netherlands, 1998. 97-10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Meyer, David L., et al. "Crinoid distribution and feeding morphology through a depositional sequence: Kope and Fairview Formations, Upper Ordovician, Cincinnati Arch region." Journal of Paleontology 76.4 (2002): 725-73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Klingenberg, Christian Peter. "There's something afoot in the evolution of ontogenies." BMC evolutionary biology 10.1 (2010): 22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Erwin, Douglas H. "Extinction as the loss of evolutionary history." Proceedings of the National Academy of Sciences 105.Supplement 1 (2008): 11520-1152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Kane, Emily A., and Timothy E. Higham. "The integration of locomotion and prey capture in divergent cottid fishes: functional disparity despite morphological similarity." Journal of Experimental Biology 214.7 (2011): 1092-1099.</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The evolution of cranial form and function in theropod dinosaurs: insights from geometric morphometrics." Journal of evolutionary biology 25.2 (2012): 365-377.</text:p>
          </table:table-cell>
          <table:table-cell office:value-type="string">
            <text:p>Din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office:value-type="string">
            <text:p>PICs</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Lefebvre, Bertrand, et al. "Diversification of atypical Paleozoic echinoderms: a quantitative survey of patterns of stylophoran disparity, diversity, and geography." Paleobiology 32.3 (2006): 483-510.</text:p>
          </table:table-cell>
          <table:table-cell office:value-type="string">
            <text:p>Echinoderms</text:p>
          </table:table-cell>
          <table:table-cell office:value-type="string">
            <text:p>Continuous</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Meloro, Carlo, and M. E. H. Jones. "Tooth and cranial disparity in the fossil relatives of Sphenodon (Rhynchocephalia) dispute the persistent ‘living fossil’label." Journal of evolutionary biology 25.11 (2012): 2194-2209.</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Bateman, R. M. "Integrating molecular and morphological evidence of evolutionary radiations." SYSTEMATICS ASSOCIATION SPECIAL VOLUME 57 (1999): 432-47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table:style-name="Default" office:value-type="float" office:value="2011">
            <text:p>2011</text:p>
          </table:table-cell>
          <table:table-cell table:style-name="ce1" office:value-type="string">
            <text:p>Martin, Christopher H., and Peter C. Wainwright. "Trophic novelty is linked to exceptional rates of morphological diversification in two adaptive radiations of Cyprinodon pupfish." Evolution 65.8 (2011): 2197-221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1967">
            <text:p>1967</text:p>
          </table:table-cell>
          <table:table-cell table:style-name="ce1" office:value-type="string">
            <text:p>Hay, William W., and Hans P. Mohler. "Calcareous nannoplankton from early Tertiary rocks at Pont Labau, France, and Paleocene-early Eocene correlations." Journal of Paleontology 41.6 (1967): 1505-15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Maia, Rafael, Dustin R. Rubenstein, and Matthew D. Shawkey. "Key ornamental innovations facilitate diversification in an avian radiation." Proceedings of the National Academy of Sciences 110.26 (2013): 10687-10692.</text:p>
          </table:table-cell>
          <table:table-cell office:value-type="string">
            <text:p>Birds</text:p>
          </table:table-cell>
          <table:table-cell office:value-type="string">
            <text:p>Colours</text:p>
          </table:table-cell>
          <table:table-cell office:value-type="string">
            <text:p>Yes</text:p>
          </table:table-cell>
          <table:table-cell office:value-type="string">
            <text:p>PCA</text:p>
          </table:table-cell>
          <table:table-cell office:value-type="string">
            <text:p>NA</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9">
            <text:p>2009</text:p>
          </table:table-cell>
          <table:table-cell table:style-name="ce1" office:value-type="string">
            <text:p>Novas, Fernando E., et al. "A bizarre Cretaceous theropod dinosaur from Patagonia and the evolution of Gondwanan dromaeosaurids." Proceedings of the Royal Society of London B: Biological Sciences 276.1659 (2009): 1101-110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Leroi, Armand M. "The scale independence of evolution." Evolution &amp; development 2.2 (2000): 67-7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Philippe, Hervé, et al. "Resolving difficult phylogenetic questions: why more sequences are not enough." PLoS biology 9.3 (2011): e10006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49">
            <text:p>1949</text:p>
          </table:table-cell>
          <table:table-cell table:style-name="ce1" office:value-type="string">
            <text:p>Barr, Murray L., and Ewart G. Bertram. "A morphological distinction between neurones of the male and female, and the behaviour of the nucleolar satellite during accelerated nucleoprotein synthesis." Problems of Birth Defects. Springer Netherlands, 1949. 101-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Luebert, Federico, et al. "Phylogenetic relationships and morphological diversity in Neotropical Heliotropium (Heliotropiaceae)." Taxon 60.3 (2011): 663-680.</text:p>
          </table:table-cell>
          <table:table-cell office:value-type="string">
            <text:p>Angiosperm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Chapman, L. G., F. Galis, and J. Shinn. "Phenotypic plasticity and the possible role of genetic assimilation: Hypoxia‐induced trade‐offs in the morphological traits of an African cichlid." Ecology Letters 3.5 (2000): 387-39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Ramirez, Santiago R., et al. "Phylogeny, diversification patterns and historical biogeography of euglossine orchid bees (Hymenoptera: Apidae)." Biological Journal of the Linnean Society 100.3 (2010): 552-572.</text:p>
          </table:table-cell>
          <table:table-cell office:value-type="string">
            <text:p>Hymenoptera</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Fišer, Cene, Andrej Blejec, and Peter Trontelj. "Niche-based mechanisms operating within extreme habitats: a case study of subterranean amphipod communities." Biology Letters (2012): rsbl20120125.</text:p>
          </table:table-cell>
          <table:table-cell office:value-type="string">
            <text:p>Amphipod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Default" office:value-type="string">
            <text:p>Cardini, Andrea, and Sarah Elton. "Sample size and sampling error in geometric morphometric studies of size and shape." Zoomorphology 126.2 (2007): 121-134.</text:p>
          </table:table-cell>
          <table:table-cell table:style-name="Default"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 +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oyce, C. Kevin, and Andrew H. Knoll. "Evolution of developmental potential and the multiple independent origins of leaves in Paleozoic vascular plants." Paleobiology 28.1 (2002): 70-100.</text:p>
          </table:table-cell>
          <table:table-cell office:value-type="string">
            <text:p>Ferns + angiosperms</text:p>
          </table:table-cell>
          <table:table-cell office:value-type="string">
            <text:p>Discrete</text:p>
          </table:table-cell>
          <table:table-cell office:value-type="string">
            <text:p>Yes</text:p>
          </table:table-cell>
          <table:table-cell office:value-type="string">
            <text:p>PCO</text:p>
          </table:table-cell>
          <table:table-cell office:value-type="string">
            <text:p>Average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81">
            <text:p>1981</text:p>
          </table:table-cell>
          <table:table-cell table:style-name="ce1" office:value-type="string">
            <text:p>Hamer, Angas W., et al. "Disparity between the clinical and electrophysiologic effects of amiodarone in the treatment of recurrent ventricular tachyarrhythmias." American heart journal 102.6 (1981): 992-100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Schweizer, Manuel, Stefan T. Hertwig, and Ole Seehausen. "Diversity versus disparity and the role of ecological opportunity in a continental bird radiation." Journal of biogeography 41.7 (2014): 1301-1312.</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Briggs, Derek EG, and Richard A. Fortey. "Wonderful strife: systematics, stem groups, and the phylogenetic signal of the Cambrian radiation." Paleobiology 31.sp5 (2005): 94-11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O’Hara, Timothy D., et al. "Phylogenomic resolution of the class Ophiuroidea unlocks a global microfossil record." Current Biology 24.16 (2014): 1874-1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rusatte, Stephen L., Grzegorz Niedźwiedzki, and Richard J. Butler. "Footprints pull origin and diversification of dinosaur stem lineage deep into Early Triassic." Proceedings of the Royal Society of London B: Biological Sciences 278.1708 (2011): 1107-111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8">
            <text:p>2008</text:p>
          </table:table-cell>
          <table:table-cell table:style-name="ce1" office:value-type="string">
            <text:p>Drake, Abby Grace, and Christian Peter Klingenberg. "The pace of morphological change: historical transformation of skull shape in St Bernard dogs." Proceedings of the Royal Society of London B: Biological Sciences 275.1630 (2008): 71-76.</text:p>
          </table:table-cell>
          <table:table-cell office:value-type="string">
            <text:p>Carnivora</text:p>
          </table:table-cell>
          <table:table-cell office:value-type="string">
            <text:p>3D landmarks</text:p>
          </table:table-cell>
          <table:table-cell office:value-type="string">
            <text:p>No</text:p>
          </table:table-cell>
          <table:table-cell office:value-type="string">
            <text:p>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Perez, S. Ivan. "Artificial cranial deformation in South America: a geometric morphometrics approximation." Journal of Archaeological Science 34.10 (2007): 1649-1658.</text:p>
          </table:table-cell>
          <table:table-cell office:value-type="string">
            <text:p>Human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Average square distance</text:p>
          </table:table-cell>
          <table:table-cell office:value-type="string">
            <text:p>Kernel analysis</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MIDDLETON, KEVIN M., and STEPHEN M. GATESY. "Theropod forelimb design and evolution." Zoological Journal of the Linnean Society 128.2 (2000): 149-18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Huangfu, Chaohe, Xiaoling Song, and Sheng Qiang. "Morphological disparities in the epidermal and anatomical features of the leaf among wild Brassica juncea populations." Weed biology and management 9.3 (2009): 234-2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5">
            <text:p>1995</text:p>
          </table:table-cell>
          <table:table-cell table:style-name="ce1" office:value-type="string">
            <text:p>Hou, Xianguang, and Jan Bergström. "Cambrian lobopodians-ancestors of extant onychophorans?." Zoological Journal of the Linnean Society 114.1 (1995): 3-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Kocot, Kevin M., et al. "Phylogenomics reveals deep molluscan relationships." Nature 477.7365 (2011): 452-45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Klingenberg, Christian Peter. "Studying morphological integration and modularity at multiple levels: concepts and analysis." Phil. Trans. R. Soc. B 369.1649 (2014): 2013024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Price, Trevor D., et al. "Niche filling slows the diversification of Himalayan songbirds." Nature 509.7499 (2014): 222-2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convex hull volum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Korn, Dieter, Christian Klug, and Sonny A. Walton. "Taxonomic diversity and morphological disparity of Paleozoic ammonoids." Ammonoid Paleobiology: From macroevolution to paleogeography. Springer Netherlands, 2015. 431-4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Colombo, Marco, et al. "Diversity and disparity through time in the adaptive radiation of Antarctic notothenioid fishes." Journal of evolutionary biology 28.2 (2015): 376-394.</text:p>
          </table:table-cell>
          <table:table-cell office:value-type="string">
            <text:p>Fish</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López‐Fernández, Hernán, et al. "Testing for ancient adaptive radiations in Neotropical cichlid fishes." Evolution 67.5 (2013): 1321-1337.</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86">
            <text:p>1986</text:p>
          </table:table-cell>
          <table:table-cell table:style-name="ce1" office:value-type="string">
            <text:p>Carr, Catherine E., Leonard Maler, and Barbara Taylor. "A time-comparison circuit in the electric fish midbrain. II. Functional morphology." Journal of Neuroscience 6.5 (1986): 1372-1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Zhang, Fucheng, et al. "A bizarre Jurassic maniraptoran from China with elongate ribbon-like feathers." Nature 455.7216 (2008): 1105-110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5">
            <text:p>2005</text:p>
          </table:table-cell>
          <table:table-cell table:style-name="ce1" office:value-type="string">
            <text:p>Terry, Matthew D., and Michael F. Whiting. "Mantophasmatodea and phylogeny of the lower neopterous insects." Cladistics 21.3 (2005): 240-25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Boyce, C. Kevin. "The evolution of plant development in a paleontological context." Current opinion in plant biology 13.1 (2010): 102-10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Roy, Kaustuv, and Karen K. Martien. "Latitudinal distribution of body size in north‐eastern Pacific marine bivalves." Journal of Biogeography 28.4 (2001): 485-4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7">
            <text:p>2007</text:p>
          </table:table-cell>
          <table:table-cell table:style-name="ce1" office:value-type="string">
            <text:p>Webster, Mark. "A Cambrian peak in morphological variation within trilobite species." Science 317.5837 (2007): 499-502.</text:p>
          </table:table-cell>
          <table:table-cell office:value-type="string">
            <text:p>Trilobites</text:p>
          </table:table-cell>
          <table:table-cell office:value-type="string">
            <text:p>Discrete</text:p>
          </table:table-cell>
          <table:table-cell office:value-type="string">
            <text:p>Yes</text:p>
          </table:table-cell>
          <table:table-cell office:value-type="string">
            <text:p>NA</text:p>
          </table:table-cell>
          <table:table-cell office:value-type="string">
            <text:p>Number of polymorphic character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Lavoué, Sébastien, et al. "Remarkable morphological stasis in an extant vertebrate despite tens of millions of years of divergence." Proceedings of the Royal Society of London B: Biological Sciences 278.1708 (2011): 1003-1008.</text:p>
          </table:table-cell>
          <table:table-cell office:value-type="string">
            <text:p>Fish</text:p>
          </table:table-cell>
          <table:table-cell office:value-type="string">
            <text:p>Continuous</text:p>
          </table:table-cell>
          <table:table-cell office:value-type="string">
            <text:p>Yes</text:p>
          </table:table-cell>
          <table:table-cell office:value-type="string">
            <text:p>PCA</text:p>
          </table:table-cell>
          <table:table-cell office:value-type="string">
            <text:p>Pairwise mahalanobis dist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2016">
            <text:p>2016</text:p>
          </table:table-cell>
          <table:table-cell table:style-name="ce1" office:value-type="string">
            <text:p>Deline, Bradley, and William I. Ausich. "Character selection and the quantification of morphological disparity." Paleobiology 43.1 (2016): 68-84.</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d distance + convex hull</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Fitzpatrick, Benjamin M. "Rates of evolution of hybrid inviability in birds and mammals." Evolution 58.8 (2004): 1865-18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Stayton, C. Tristan. "Testing hypotheses of convergence with multivariate data: morphological and functional convergence among herbivorous lizards." Evolution 60.4 (2006): 824-841.</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volume</text:p>
          </table:table-cell>
          <table:table-cell office:value-type="string">
            <text:p>Multidimensional Convergence Index</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Erwin, Douglas H. "Macroevolution is more than repeated rounds of microevolution." Evolution &amp; development 2.2 (2000): 78-8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Valentine, James W., and Allen G. Collins. "The significance of moulting in Ecdysozoan evolution." Evolution &amp; development 2.3 (2000): 152-156.</text:p>
          </table:table-cell>
          <table:table-cell table:number-columns-repeated="7" office:value-type="string">
            <text:p>-</text:p>
          </table:table-cell>
          <table:table-cell table:number-columns-repeated="1015"/>
        </table:table-row>
        <table:table-row table:style-name="ro1">
          <table:table-cell office:value-type="float" office:value="2006">
            <text:p>2006</text:p>
          </table:table-cell>
          <table:table-cell table:style-name="ce1" office:value-type="string">
            <text:p>Kozak, Kenneth H., David W. Weisrock, and Allan Larson. "Rapid lineage accumulation in a non-adaptive radiation: phylogenetic analysis of diversification rates in eastern North American woodland salamanders (Plethodontidae: Plethodon)." Proceedings of the Royal Society of London B: Biological Sciences 273.1586 (2006): 539-546.</text:p>
          </table:table-cell>
          <table:table-cell table:number-columns-repeated="7" office:value-type="string">
            <text:p>-</text:p>
          </table:table-cell>
          <table:table-cell table:number-columns-repeated="1015"/>
        </table:table-row>
        <table:table-row table:style-name="ro1">
          <table:table-cell office:value-type="float" office:value="2013">
            <text:p>2013</text:p>
          </table:table-cell>
          <table:table-cell table:style-name="ce1" office:value-type="string">
            <text:p>Polly, P. David, et al. "Phylogenetic principal components analysis and geometric morphometrics." Hystrix, the Italian Journal of Mammalogy 24.1 (2013): 33-41.</text:p>
          </table:table-cell>
          <table:table-cell office:value-type="string">
            <text:p>Simulated</text:p>
          </table:table-cell>
          <table:table-cell office:value-type="string">
            <text:p>2D landmarks</text:p>
          </table:table-cell>
          <table:table-cell office:value-type="string">
            <text:p>NA</text:p>
          </table:table-cell>
          <table:table-cell office:value-type="string">
            <text:p>PCA</text:p>
          </table:table-cell>
          <table:table-cell table:number-columns-repeated="2" office:value-type="string">
            <text:p>NA</text:p>
          </table:table-cell>
          <table:table-cell office:value-type="string">
            <text:p>Yes</text:p>
          </table:table-cell>
          <table:table-cell table:style-name="ce3" office:value-type="string">
            <text:p>shape simulation!</text:p>
          </table:table-cell>
          <table:table-cell table:number-columns-repeated="1014"/>
        </table:table-row>
        <table:table-row table:style-name="ro1">
          <table:table-cell office:value-type="float" office:value="2008">
            <text:p>2008</text:p>
          </table:table-cell>
          <table:table-cell table:style-name="ce1" office:value-type="string">
            <text:p>Van Bocxlaer, Bert, Dirk Van Damme, and Craig S. Feibel. "Gradual versus punctuated equilibrium evolution in the Turkana Basin molluscs: evolutionary events or biological invasions?." Evolution 62.3 (2008): 511-520.</text:p>
          </table:table-cell>
          <table:table-cell office:value-type="string">
            <text:p>Mollusca</text:p>
          </table:table-cell>
          <table:table-cell office:value-type="string">
            <text:p>Elliptic Fourier</text:p>
          </table:table-cell>
          <table:table-cell office:value-type="string">
            <text:p>Yes</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Slater, Graham J. "Phylogenetic evidence for a shift in the mode of mammalian body size evolution at the Cretaceous‐Palaeogene boundary." Methods in Ecology and Evolution 4.8 (2013): 734-744.</text:p>
          </table:table-cell>
          <table:table-cell office:value-type="string">
            <text:p>Mammals</text:p>
          </table:table-cell>
          <table:table-cell office:value-type="string">
            <text:p>Body mass</text:p>
          </table:table-cell>
          <table:table-cell office:value-type="string">
            <text:p>Yes</text:p>
          </table:table-cell>
          <table:table-cell office:value-type="string">
            <text:p>NA</text:p>
          </table:table-cell>
          <table:table-cell office:value-type="string">
            <text:p>Body mas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4">
            <text:p>2004</text:p>
          </table:table-cell>
          <table:table-cell table:style-name="ce1" office:value-type="string">
            <text:p>McGowan, Alistair J. "The effect of the Permo-Triassic bottleneck on Triassic ammonoid morphological evolution." Paleobiology 30.3 (2004): 369-395.</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NA</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Openshaw, G. H., and J. Scott Keogh. "Head shape evolution in monitor lizards (Varanus): interactions between extreme size disparity, phylogeny and ecology." Journal of evolutionary biology 27.2 (2014): 363-373.</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variance</text:p>
          </table:table-cell>
          <table:table-cell office:value-type="string">
            <text:p>t-test</text:p>
          </table:table-cell>
          <table:table-cell office:value-type="string">
            <text:p>Yes</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Kotthoff, Ulrich, Torsten Wappler, and Michael S. Engel. "Greater past disparity and diversity hints at ancient migrations of European honey bee lineages into Africa and Asia." Journal of Biogeography 40.10 (2013): 1832-1838.</text:p>
          </table:table-cell>
          <table:table-cell office:value-type="string">
            <text:p>Fish</text:p>
          </table:table-cell>
          <table:table-cell office:value-type="string">
            <text:p>Continuous</text:p>
          </table:table-cell>
          <table:table-cell office:value-type="string">
            <text:p>No</text:p>
          </table:table-cell>
          <table:table-cell office:value-type="string">
            <text:p>biplot (residuals of two traits)</text:p>
          </table:table-cell>
          <table:table-cell office:value-type="string">
            <text:p>convex hull surface</text:p>
          </table:table-cell>
          <table:table-cell office:value-type="string">
            <text:p>Chi-squared</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Goatley, Christopher HR, David R. Bellwood, and Orpha Bellwood. "Fishes on coral reefs: changing roles over the past 240 million years." Paleobiology 36.3 (2010): 415-427.</text:p>
          </table:table-cell>
          <table:table-cell office:value-type="string">
            <text:p>Cnidera</text:p>
          </table:table-cell>
          <table:table-cell office:value-type="string">
            <text:p>Continuous</text:p>
          </table:table-cell>
          <table:table-cell office:value-type="string">
            <text:p>Yes</text:p>
          </table:table-cell>
          <table:table-cell office:value-type="string">
            <text:p>MDS</text:p>
          </table:table-cell>
          <table:table-cell office:value-type="string">
            <text:p>pairwise dist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Dawson, Michael N., and William M. Hamner. "Rapid evolutionary radiation of marine zooplankton in peripheral environments." Proceedings of the National Academy of Sciences of the United States of America 102.26 (2005): 9235-924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5">
            <text:p>1995</text:p>
          </table:table-cell>
          <table:table-cell table:style-name="ce1" office:value-type="string">
            <text:p>Wagner, Peter J. "Testing evolutionary constraint hypotheses with early Paleozoic gastropods." Paleobiology 21.3 (1995): 248-27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Slater, Graham J., and Luke J. Harmon. "Unifying fossils and phylogenies for comparative analyses of diversification and trait evolution." Methods in Ecology and Evolution 4.8 (2013): 699-7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Dornburg, Alex, et al. "The influence of an innovative locomotor strategy on the phenotypic diversification of triggerfish (Family: Balistidae)." Evolution 65.7 (2011): 1912-1926.</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Lee, Michael SY, Julien Soubrier, and Gregory D. Edgecombe. "Rates of phenotypic and genomic evolution during the Cambrian explosion." Current Biology 23.19 (2013): 1889-189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Ritterbush, K. A., et al. "Pelagic palaeoecology: the importance of recent constraints on ammonoid palaeobiology and life history." Journal of Zoology 292.4 (2014): 229-24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Peterson, Kevin J., Michael R. Dietrich, and Mark A. McPeek. "MicroRNAs and metazoan macroevolution: insights into canalization, complexity, and the Cambrian explosion." Bioessays 31.7 (2009): 736-7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Latiolais, Jared M., et al. "A molecular phylogenetic analysis of strombid gastropod morphological diversity." Molecular phylogenetics and evolution 41.2 (2006): 436-444.</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geometric mean of range + geometric mean of variance</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Sánchez-Villagra, Marcelo R. "Why are there fewer marsupials than placentals? On the relevance of geography and physiology to evolutionary patterns of mammalian diversity and disparity." Journal of Mammalian Evolution 20.4 (2013): 279-2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Collar, D. C. "PC, and Wainwright, 2005, Comparative analysis of morphological disparity: does disparity accumulate at the same rate in two lineages of centrarchid fishes." Evolution 59: 1783-179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5">
            <text:p>2005</text:p>
          </table:table-cell>
          <table:table-cell table:style-name="ce1" office:value-type="string">
            <text:p>Wainwright, Peter C., et al. "Many-to-one mapping of form to function: a general principle in organismal design?." Integrative and comparative biology 45.2 (2005): 256-2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Martin, Jeremy E., et al. "A longirostrine Temnodontosaurus (Ichthyosauria) with comments on Early Jurassic ichthyosaur niche partitioning and disparity." Palaeontology 55.5 (2012): 995-10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Monteiro, Leandro R., and Marcelo R. Nogueira. "Evolutionary patterns and processes in the radiation of phyllostomid bats." BMC Evolutionary Biology 11.1 (2011): 137.</text:p>
          </table:table-cell>
          <table:table-cell office:value-type="string">
            <text:p>Mammal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Multivariate PGLS</text:p>
          </table:table-cell>
          <table:table-cell office:value-type="string">
            <text:p>Yes</text:p>
          </table:table-cell>
          <table:table-cell table:number-columns-repeated="1015"/>
        </table:table-row>
        <table:table-row table:style-name="ro1">
          <table:table-cell office:value-type="float" office:value="2003">
            <text:p>2003</text:p>
          </table:table-cell>
          <table:table-cell table:style-name="ce1" office:value-type="string">
            <text:p>Vitt, Laurie J., et al. "History and the global ecology of squamate reptiles." The American Naturalist 162.1 (2003): 44-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Venditti, Chris, Andrew Meade, and Mark Pagel. "Multiple routes to mammalian diversity." Nature 479.7373 (2011): 393-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Gould, Stephen Jay. "Of coiled oysters and big brains: how to rescue the terminology of heterochrony, now gone astray." Evolution &amp; development 2.5 (2000): 241-248.</text:p>
          </table:table-cell>
          <table:table-cell office:value-type="string">
            <text:p>Gastropod</text:p>
          </table:table-cell>
          <table:table-cell office:value-type="string">
            <text:p>Continuous</text:p>
          </table:table-cell>
          <table:table-cell office:value-type="string">
            <text:p>Yes</text:p>
          </table:table-cell>
          <table:table-cell office:value-type="string">
            <text:p>Biplot (two traits only)</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Mitteroecker, Philipp, et al. "A brief review of shape, form, and allometry in geometric morphometrics, with applications to human facial morphology." Hystrix, the Italian Journal of Mammalogy 24.1 (2013): 59-66.</text:p>
          </table:table-cell>
          <table:table-cell office:value-type="string">
            <text:p>Human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1992">
            <text:p>1992</text:p>
          </table:table-cell>
          <table:table-cell table:style-name="ce1" office:value-type="string">
            <text:p>Mult, Auct. "Cambrian and recent morphological disparity." Science 258 (1992): 181-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1">
            <text:p>2001</text:p>
          </table:table-cell>
          <table:table-cell table:style-name="ce1" office:value-type="string">
            <text:p>Wills, M. A. "Morphological disparity: a primer:. 55-144 in JM Adrain, ed Fossils, phylogeny, and form." (200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ggs, D. E. G., R. A. Fortey, and M. A. fiLLS. "7992. Morphological disparity in the Cambrian." Science 2.56: 16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3">
            <text:p>2013</text:p>
          </table:table-cell>
          <table:table-cell table:style-name="ce1" office:value-type="string">
            <text:p>Ruta, M., and K. D. Angielczyk. "Frö bisch, J., and Benton, MJ (2013). Decoupling of morphological disparity and taxic diversity during the adaptive radiation of anomodont therapsids." Proc. R. Soc. B. Vol. 28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0">
            <text:p>2010</text:p>
          </table:table-cell>
          <table:table-cell table:style-name="ce1" office:value-type="string">
            <text:p>TORRES, M. "A, J, EUPENA, R. AND DEMAYO, C, G, 2010. Sexual dimorphism and morphological disparity in the shapes and sizes of the cranium, scapula, mandible and pelvis of selected murid rodents." Aust J. Basic appl. Sei 4: 4323-433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1">
            <text:p>2011</text:p>
          </table:table-cell>
          <table:table-cell table:style-name="ce1" office:value-type="string">
            <text:p>Butler, Richard, et al. "The taxonomic diversity and morphological disparity of pterosaurs: untangling sampling biases, the impact of Lagerstatten, and diversification trajectories." JOURNAL OF VERTEBRATE PALEONTOLOGY. Vol. 31. 60 REVERE DR, STE 500, NORTHBROOK, IL 60062 USA: SOC VERTEBRATE PALEONTOLOGY, 201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Korn, D., and C. Klug. "Conch form analysis, variability, and morphological disparity of a Frasnian (Late Devonian) ammonoid assemblage from Coumiac (Montagne Noire, France),. 57-86." Cephalopods-Present and Past: New Insights and Fresh Perspectives Springer New York (200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Foote, M., and S. Gould. "(1992). Cambrian and Recent morphological disparity." Science 258.1: 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Grossnickle, D., and Z. X. Luo. "Morphological disparity patterns of Cretaceous and early Paleocene therians." Journal of Vertebrate Paleontology 2014 (2014): 141-14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Cs, D. E. G., and R. A. Forty. "WIL1 s, MA 1992. Morphological disparity in the Cambrian." Science 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Novack-Gottshall, Philip M. "Using a theoretical ecospace to quantify the ecological diversity of Paleozoic and modern marine biotas." Paleobiology 33.2 (2007): 273-294.</text:p>
          </table:table-cell>
          <table:table-cell office:value-type="string">
            <text:p>Mollusca</text:p>
          </table:table-cell>
          <table:table-cell office:value-type="string">
            <text:p>Discrete</text:p>
          </table:table-cell>
          <table:table-cell office:value-type="string">
            <text:p>Yes</text:p>
          </table:table-cell>
          <table:table-cell office:value-type="string">
            <text:p>NMDS</text:p>
          </table:table-cell>
          <table:table-cell office:value-type="string">
            <text:p>mean euclidean distance</text:p>
          </table:table-cell>
          <table:table-cell office:value-type="string">
            <text:p>t-test</text:p>
          </table:table-cell>
          <table:table-cell office:value-type="string">
            <text:p>No</text:p>
          </table:table-cell>
          <table:table-cell office:value-type="string">
            <text:p>Ecological disparity</text:p>
          </table:table-cell>
          <table:table-cell table:number-columns-repeated="1014"/>
        </table:table-row>
        <table:table-row table:style-name="ro1">
          <table:table-cell office:value-type="float" office:value="2012">
            <text:p>2012</text:p>
          </table:table-cell>
          <table:table-cell table:style-name="ce1" office:value-type="string">
            <text:p>Abe, Francine R., and Bruce S. Lieberman. "Quantifying morphological change during an evolutionary radiation of Devonian trilobites." Paleobiology 38.2 (2012): 292-307.</text:p>
          </table:table-cell>
          <table:table-cell office:value-type="string">
            <text:p>Trilobi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airwise distance</text:p>
          </table:table-cell>
          <table:table-cell office:value-type="string">
            <text:p>Kruskal-Wallis test</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Yoder, Melissa, et al. "DESS: a versatile solution for preserving morphology and extractable DNA of nematodes." Nematology 8.3 (2006): 367-37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Mooi, Rich, and Bruno David. "Evolution within a bizarre phylum: homologies of the first echinoderms." American Zoologist 38.6 (1998): 965-97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79">
            <text:p>1979</text:p>
          </table:table-cell>
          <table:table-cell table:style-name="ce1" office:value-type="string">
            <text:p>Bowman, Robert I. "Adaptive morphology of song dialects in Darwin's finches." Journal of Ornithology 120.4 (1979): 353-38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Nesbitt, Sterling J., et al. "The oldest dinosaur? A Middle Triassic dinosauriform from Tanzania." Biology Letters 9.1 (2013): 201209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Sears, K. E., et al. "The correlated evolution of Runx2 tandem repeats, transcriptional activity, and facial length in carnivora." Evolution &amp; development 9.6 (2007): 555-56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Carroll, Sean B. "Chance and necessity: the evolution of morphological complexity and diversity." Nature 409.6823 (2001): 1102-11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Wilson, Laura AB. "Allometric disparity in rodent evolution." Ecology and evolution 3.4 (2013): 971-984.</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Konow, Nicolai, and David R. Bellwood. "Evolution of high trophic diversity based on limited functional disparity in the feeding apparatus of marine angelfishes (f. Pomacanthidae)." PloS one 6.9 (2011): e24113.</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convex hull surfa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y of Carboniferous and Permian crinoids." (1995).</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Simon, Marc S., Dieter Korn, and Stefan Koenemann. "Disparity fluctuations in Jurassic ammonoids by means of conch geometry." Palaeogeography, Palaeoclimatology, Palaeoecology 292.3 (2010): 520-531.</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1980">
            <text:p>1980</text:p>
          </table:table-cell>
          <table:table-cell table:style-name="ce1" office:value-type="string">
            <text:p>Molle, Willem, B. van Holst, and Hans Smit. Regional disparity and economic development in the European Community. Saxon House, Teakfield Limited., 19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Benson, Roger BJ, et al. "Rates of dinosaur body mass evolution indicate 170 million years of sustained ecological innovation on the avian stem lineage." PLoS Biology 12.5 (2014): e10018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Mah, Christopher L. "A new species of Xyloplax (Echinodermata: Asteroidea: Concentricycloidea) from the northeast Pacific: comparative morphology and a reassessment of phylogeny." Invertebrate Biology 125.2 (2006): 136-15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8">
            <text:p>2008</text:p>
          </table:table-cell>
          <table:table-cell table:style-name="ce1" office:value-type="string">
            <text:p>Servais, Thomas, et al. "The Ordovician Biodiversification: revolution in the oceanic trophic chain." Lethaia 41.2 (2008): 99-10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Smith, Katie L., et al. "Evidence of constrained phenotypic evolution in a cryptic species complex of agamid lizards." Evolution 65.4 (2011): 976-992.</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2">
            <text:p>2002</text:p>
          </table:table-cell>
          <table:table-cell table:style-name="ce1" office:value-type="string">
            <text:p>Chiappe, Luis M. Mesozoic birds. John Wiley &amp; Sons, Ltd, 20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Collar, D. C., et al. "Habitat use affects morphological diversification in dragon lizards." Journal of evolutionary biology 23.5 (2010): 1033-1049.</text:p>
          </table:table-cell>
          <table:table-cell office:value-type="string">
            <text:p>Squamates</text:p>
          </table:table-cell>
          <table:table-cell office:value-type="string">
            <text:p>Continuous + 2D landmark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Vila Nova, Bruno Cavalcanti, and Juliana Manso Sayao. "On wing disparity and morphological variation of the Santana Group pterosaurs." Historical Biology 24.5 (2012): 567-574.</text:p>
          </table:table-cell>
          <table:table-cell office:value-type="string">
            <text:p>Pterosaurs</text:p>
          </table:table-cell>
          <table:table-cell office:value-type="string">
            <text:p>Continuou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Asher, Robert J., et al. "Stem Lagomorpha and the antiquity of Glires." Science 307.5712 (2005): 1091-109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5">
            <text:p>2005</text:p>
          </table:table-cell>
          <table:table-cell table:style-name="ce1" office:value-type="string">
            <text:p>Schander, Christoffer, and Endre Willassen. "What can biological barcoding do for marine biology?." Marine Biology Research 1.1 (2005): 79-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Knoll, Andrew H. "Daughter of time." Paleobiology 22.1 (1996): 1-7.</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6">
            <text:p>1996</text:p>
          </table:table-cell>
          <table:table-cell table:style-name="ce1" office:value-type="string">
            <text:p>Fryer, Geoffrey. "Reflections on arthropod evolution." Biological Journal of the Linnean Society 58.1 (1996): 1-5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MacLeod, Norman. "Generalizing and extending the eigenshape method of shape space visualization and analysis." Paleobiology 25.1 (1999): 107-13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Piras, P., et al. "The role of post‐natal ontogeny in the evolution of phenotypic diversity in Podarcis lizards." Journal of evolutionary biology 24.12 (2011): 2705-2720.</text:p>
          </table:table-cell>
          <table:table-cell office:value-type="string">
            <text:p>Squamates</text:p>
          </table:table-cell>
          <table:table-cell office:value-type="string">
            <text:p>2D landmarks</text:p>
          </table:table-cell>
          <table:table-cell office:value-type="string">
            <text:p>No</text:p>
          </table:table-cell>
          <table:table-cell office:value-type="string">
            <text:p>PCA</text:p>
          </table:table-cell>
          <table:table-cell office:value-type="string">
            <text:p>distance from centroid</text:p>
          </table:table-cell>
          <table:table-cell office:value-type="string">
            <text:p>Breush-Pagan + disparity test</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Zelditch, Miriam L., et al. "Relationships of diversity, disparity, and their evolutionary rates in squirrels (Sciuridae)." Evolution 69.5 (2015): 1284-1300.</text:p>
          </table:table-cell>
          <table:table-cell office:value-type="string">
            <text:p>Rodents</text:p>
          </table:table-cell>
          <table:table-cell office:value-type="string">
            <text:p>2D landmarks</text:p>
          </table:table-cell>
          <table:table-cell office:value-type="string">
            <text:p>No</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Newman, Stuart A., and Ramray Bhat. "Dynamical patterning modules: physico-genetic determinants of morphological development and evolution." Physical Biology 5.1 (2008): 015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8">
            <text:p>1998</text:p>
          </table:table-cell>
          <table:table-cell table:style-name="ce1" office:value-type="string">
            <text:p>Xiao, Shuhai, Yun Zhang, and Andrew H. Knoll. "Three-dimensional preservation of algae and animal embryos in a Neoproterozoic phosphorite." Nature 391.6667 (1998): 553-55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Grazhdankin, Dmitriy, and Gisela Gerdes. "Ediacaran microbial colonies." Lethaia 40.3 (2007): 201-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Dommergues, JEAN-LOUIS, P. A. S. C. A. L. Neige, and S. V. Boletzky. "Exploration of morphospace using procrustes analysis in statoliths of cuttlefish and squid (Cephalopoda: Decabrachia)-evolutionary aspects of form disparity." VELIGER-BERKELEY- 43.3 (2000): 265-27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Pélabon, Christophe, et al. "Evolution of morphological allometry." Annals of the New York Academy of Sciences 1320.1 (2014): 58-7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6">
            <text:p>2016</text:p>
          </table:table-cell>
          <table:table-cell table:style-name="ce1" office:value-type="string">
            <text:p>Lloyd, Graeme T. "Estimating morphological diversity and tempo with discrete character-taxon matrices: implementation, challenges, progress, and future directions." Biological Journal of the Linnean Society 118.1 (2016): 131-1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Jablonski, David, Kaustuv Roy, and James W. Valentine. "Evolutionary macroecology and the fossil record." Macroecology—concepts and consequences. Cambridge Univ. Press, Cambridge, UK (2003): 368-3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Moczek, Armin P. "On the origins of novelty in development and evolution." BioEssays 30.5 (2008): 432-44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Mitchell, Jonathan S. "Extant‐only comparative methods fail to recover the disparity preserved in the bird fossil record." Evolution 69.9 (2015): 2414-2424.</text:p>
          </table:table-cell>
          <table:table-cell office:value-type="string">
            <text:p>Bir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De Paz, Guillermo Amo, et al. "Origin and diversification of major clades in parmelioid lichens (Parmeliaceae, Ascomycota) during the Paleogene inferred by Bayesian analysis." PLoS One 6.12 (2011): e2816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Jablonski, David, Kaustuv Roy, and James W. Valentine. "Out of the tropics: evolutionary dynamics of the latitudinal diversity gradient." Science 314.5796 (2006): 102-10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89">
            <text:p>1989</text:p>
          </table:table-cell>
          <table:table-cell table:style-name="ce1" office:value-type="string">
            <text:p>Schaefer, Ruth E., Margaret G. Kidwell, and Anne Fausto-Sterling. "Hybrid dysgenesis in Drosophila melanogaster: morphological and cytological studies of ovarian dysgenesis." Genetics 92.4 (1979): 1141-11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5">
            <text:p>2015</text:p>
          </table:table-cell>
          <table:table-cell table:style-name="ce1" office:value-type="string">
            <text:p>Susoy, Vladislav, et al. "Rapid diversification associated with a macroevolutionary pulse of developmental plasticity." Elife 4 (2015): e05463.</text:p>
          </table:table-cell>
          <table:table-cell office:value-type="string">
            <text:p>Nematode</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volume</text:p>
          </table:table-cell>
          <table:table-cell office:value-type="string">
            <text:p>t-test</text:p>
          </table:table-cell>
          <table:table-cell office:value-type="string">
            <text:p>Yes (pPC)</text:p>
          </table:table-cell>
          <table:table-cell table:number-columns-repeated="1015"/>
        </table:table-row>
        <table:table-row table:style-name="ro1">
          <table:table-cell office:value-type="float" office:value="2012">
            <text:p>2012</text:p>
          </table:table-cell>
          <table:table-cell table:style-name="ce1" office:value-type="string">
            <text:p>Wilson, Gregory P., et al. "Adaptive radiation of multituberculate mammals before the extinction of dinosaurs." Nature 483.7390 (2012): 457-46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altanás, Ángel, and Danielopol Dan. "Geometric Morphometrics and its use in ostracod research: a short guide." (201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Garrouste, Romain, et al. "A complete insect from the Late Devonian period." Nature 488.7409 (2012): 82-8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3">
            <text:p>2003</text:p>
          </table:table-cell>
          <table:table-cell table:style-name="ce1" office:value-type="string">
            <text:p>Lieberman, Bruce S. "Taking the pulse of the Cambrian radiation." Integrative and Comparative Biology 43.1 (2003): 229-23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Deline, Bradley, William I. Ausich, and Carlton E. Brett. "Comparing taxonomic and geographic scales in the morphologic disparity of Ordovician through Early Silurian Laurentian crinoids." Paleobiology 38.4 (2012): 538-553.</text:p>
          </table:table-cell>
          <table:table-cell office:value-type="string">
            <text:p>Crinoids</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tance</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1989">
            <text:p>1989</text:p>
          </table:table-cell>
          <table:table-cell table:style-name="ce1" office:value-type="string">
            <text:p>Grant, Si A., M. G. Hunter, and G. R. Foxcroft. "Morphological and biochemical characteristics during ovarian follicular development in the pig." Journal of reproduction and fertility 86.1 (1989): 171-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65">
            <text:p>1965</text:p>
          </table:table-cell>
          <table:table-cell table:style-name="ce1" office:value-type="string">
            <text:p>Jell, J. S., W. H. G. Maxwell, and R. G. McKellar. "The significance of the larger foraminifera in the Heron Island reef sediments." Journal of Paleontology 39.2 (1965): 273-27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Neige, P. "Combining disparity with diversity to study the biogeographic pattern of Sepiidae." Berliner Paläobiologischer Abhandlungen 3 (2003): 189-19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Regier, Jerome C., and Jeffrey W. Shultz. "Molecular phylogeny of arthropods and the significance of the Cambrian “explosion” for molecular systematics." American Zoologist 38.6 (1998): 918-92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Lloyd, Graeme T., Steve C. Wang, and Stephen L. Brusatte. "Identifying heterogeneity in rates of morphological evolution: discrete character change in the evolution of lungfish (Sarcopterygii; Dipnoi)." Evolution 66.2 (2012): 330-3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4">
            <text:p>1994</text:p>
          </table:table-cell>
          <table:table-cell table:style-name="ce1" office:value-type="string">
            <text:p>Briggs, Derek EG. "Giant predators from the Cambrian of China." Science 264.5163 (1994): 1283-12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Droser, Mary L., James G. Gehling, and Sören R. Jensen. "Assemblage palaeoecology of the Ediacara biota: The unabridged edition?." Palaeogeography, Palaeoclimatology, Palaeoecology 232.2 (2006): 131-1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ebster, M. A. R. K., and H. DAVID Sheets. "A practical introduction to landmark-based geometric morphometrics." Quantitative methods in paleobiology 16 (2010): 168-18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Chen, Zhong-Qiang, and Michael J. Benton. "The timing and pattern of biotic recovery following the end-Permian mass extinction." Nature Geoscience 5.6 (2012): 375-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Vignon, Matthias, and Fabien Morat. "Environmental and genetic determinant of otolith shape revealed by a non-indigenous tropical fish." Marine Ecology Progress Series 411 (2010): 231-2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Harmon, Luke J., et al. "Early bursts of body size and shape evolution are rare in comparative data." Evolution 64.8 (2010): 2385-2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Smith, Andrew J., et al. "Joined at the hip: Linked characters and the problem of missing data in studies of disparity." Evolution 68.8 (2014): 2386-2400.</text:p>
          </table:table-cell>
          <table:table-cell office:value-type="string">
            <text:p>Simulated</text:p>
          </table:table-cell>
          <table:table-cell office:value-type="string">
            <text:p>Discrete</text:p>
          </table:table-cell>
          <table:table-cell office:value-type="string">
            <text:p>NA</text:p>
          </table:table-cell>
          <table:table-cell office:value-type="string">
            <text:p>PCO</text:p>
          </table:table-cell>
          <table:table-cell office:value-type="string">
            <text:p>sum of rang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Hunt, Gene. "Measuring rates of phenotypic evolution and the inseparability of tempo and mode." Paleobiology 38.3 (2012): 351-3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3">
            <text:p>1993</text:p>
          </table:table-cell>
          <table:table-cell table:style-name="ce1" office:value-type="string">
            <text:p>Gould, Stephen Jay. "How to analyze Burgess Shale disparity—a reply to Ridley." Paleobiology 19.4 (1993): 522-5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Benson, Roger BJ, and Jonah N. Choiniere. "Rates of dinosaur limb evolution provide evidence for exceptional radiation in Mesozoic birds." Proceedings of the Royal Society of London B: Biological Sciences 280.1768 (2013): 20131780.</text:p>
          </table:table-cell>
          <table:table-cell office:value-type="string">
            <text:p>Birds</text:p>
          </table:table-cell>
          <table:table-cell office:value-type="string">
            <text:p>Continuous</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1993">
            <text:p>1993</text:p>
          </table:table-cell>
          <table:table-cell table:style-name="ce1" office:value-type="string">
            <text:p>Purcell, Steven W., and David R. Bellwood. "A functional analysis of food procurement in two surgeonfish species, Acanthurus nigrofuscus andCtenochaetus striatus (Acanthuridae)." Environmental Biology of Fishes 37.2 (1993): 139-15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Kundrata, Robin, and Ladislav Bocak. "The phylogeny and limits of Elateridae (Insecta, Coleoptera): is there a common tendency of click beetles to soft‐bodiedness and neoteny?." Zoologica Scripta 40.4 (2011): 364-37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5">
            <text:p>2015</text:p>
          </table:table-cell>
          <table:table-cell table:style-name="ce1" office:value-type="string">
            <text:p>Kotrc, Benjamin, and Andrew H. Knoll. "A morphospace of planktonic marine diatoms. I. Two views of disparity through time." Paleobiology 41.1 (2015): 45-67.</text:p>
          </table:table-cell>
          <table:table-cell office:value-type="string">
            <text:p>Foraminifera</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tance + convex hull volume + alpha shape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79">
            <text:p>1979</text:p>
          </table:table-cell>
          <table:table-cell table:style-name="ce1" office:value-type="string">
            <text:p>Knoll, Andrew H., Karl J. Niklas, and Bruce H. Tiffney. "Phanerozoic land-plant diversity in North America." Science 206.4425 (1979): 1400-140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7">
            <text:p>1997</text:p>
          </table:table-cell>
          <table:table-cell table:style-name="ce1" office:value-type="string">
            <text:p>Lowe, Christopher J., and Gregory A. Wray. "Radical alterations in the roles of homeobox genes during echinoderm evolution." Nature 389.6652 (1997): 718-72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2">
            <text:p>2002</text:p>
          </table:table-cell>
          <table:table-cell table:style-name="ce1" office:value-type="string">
            <text:p>Smith, Kathleen K. "Sequence heterochrony and the evolution of development." Journal of morphology 252.1 (2002): 82-9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Gómez‐Robles, Aida, and P. David Polly. "Morphological integration in the hominin dentition: evolutionary, developmental, and functional factors." Evolution 66.4 (2012): 1024-1043.</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distances (geomorph)</text:p>
          </table:table-cell>
          <table:table-cell office:value-type="string">
            <text:p>Non-linear regressions</text:p>
          </table:table-cell>
          <table:table-cell office:value-type="string">
            <text:p>No</text:p>
          </table:table-cell>
          <table:table-cell table:number-columns-repeated="1015"/>
        </table:table-row>
        <table:table-row table:style-name="ro1">
          <table:table-cell office:value-type="float" office:value="1992">
            <text:p>1992</text:p>
          </table:table-cell>
          <table:table-cell table:style-name="ce1" office:value-type="string">
            <text:p>Morris, S. Conway. "Burgess Shale-type faunas in the context of the ‘Cambrian explosion’: a review." Journal of the Geological Society 149.4 (1992): 631-63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3">
            <text:p>2003</text:p>
          </table:table-cell>
          <table:table-cell table:style-name="ce1" office:value-type="string">
            <text:p>Kwon, J. S., et al. "Similarity and disparity of obsessive-compulsive disorder and schizophrenia in MR volumetric abnormalities of the hippocampus-amygdala complex." Journal of Neurology, Neurosurgery &amp; Psychiatry 74.7 (2003): 962-9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Klingenberg, C. P., et al. "Developmental plasticity, morphological variation and evolvability: a multilevel analysis of morphometric integration in the shape of compound leaves." Journal of evolutionary biology 25.1 (2012): 115-129.</text:p>
          </table:table-cell>
          <table:table-cell office:value-type="string">
            <text:p>Angiosperms</text:p>
          </table:table-cell>
          <table:table-cell office:value-type="string">
            <text:p>2D landmarks</text:p>
          </table:table-cell>
          <table:table-cell office:value-type="string">
            <text:p>No</text:p>
          </table:table-cell>
          <table:table-cell office:value-type="string">
            <text:p>CVA + PCA</text:p>
          </table:table-cell>
          <table:table-cell office:value-type="string">
            <text:p>centroid size</text:p>
          </table:table-cell>
          <table:table-cell office:value-type="string">
            <text:p>regression score</text:p>
          </table:table-cell>
          <table:table-cell office:value-type="string">
            <text:p>Yes (pPC)</text:p>
          </table:table-cell>
          <table:table-cell table:number-columns-repeated="1015"/>
        </table:table-row>
        <table:table-row table:style-name="ro1">
          <table:table-cell office:value-type="float" office:value="1990">
            <text:p>1990</text:p>
          </table:table-cell>
          <table:table-cell table:style-name="ce1" office:value-type="string">
            <text:p>Briggs, Derek EG. "Early arthropods: Dampening the Cambrian explosion." Short courses in paleontology 3 (1990): 24-4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4">
            <text:p>2004</text:p>
          </table:table-cell>
          <table:table-cell table:style-name="ce1" office:value-type="string">
            <text:p>Baker, K., et al. "Proximal versus distal hyperplastic polyps of the colorectum: different lesions or a biological spectrum?." Journal of clinical pathology 57.10 (2004): 1089-10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Glaubrecht, Matthias, and FRANK KÖHLER. "Radiating in a river: systematics, molecular genetics and morphological differentiation of viviparous freshwater gastropods endemic to the Kaek River, central Thailand (Cerithioidea, Pachychilidae)." Biological Journal of the Linnean Society 82.3 (2004): 275-31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2">
            <text:p>2012</text:p>
          </table:table-cell>
          <table:table-cell table:style-name="ce1" office:value-type="string">
            <text:p>Verdú, Miguel, Lorena Gómez-Aparicio, and Alfonso Valiente-Banuet. "Phylogenetic relatedness as a tool in restoration ecology: a meta-analysis." Proceedings of the Royal Society of London B: Biological Sciences 279.1734 (2012): 1761-176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Bennett, Kevin J., Bankole Olatosi, and Janice C. Probst. "Health disparities: a rural-urban chartbook." Health disparities: a rural-urban chartbook. (2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irkner, Christian S., and Stefan Richter. "Evolutionary morphology of the circulatory system in Peracarida (Malacostraca; Crustacea)." Cladistics 26.2 (2010): 143-1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Piras, Paolo, et al. "Functional and phylogenetic constraints in Rhinocerotinae craniodental morphology." Evolutionary Ecology Research 12.8 (2010): 897-928.</text:p>
          </table:table-cell>
          <table:table-cell office:value-type="string">
            <text:p>Mammals</text:p>
          </table:table-cell>
          <table:table-cell office:value-type="string">
            <text:p>3D landmarks</text:p>
          </table:table-cell>
          <table:table-cell office:value-type="string">
            <text:p>No</text:p>
          </table:table-cell>
          <table:table-cell office:value-type="string">
            <text:p>PCA</text:p>
          </table:table-cell>
          <table:table-cell office:value-type="string">
            <text:p>Variance</text:p>
          </table:table-cell>
          <table:table-cell office:value-type="string">
            <text:p>ANOVA</text:p>
          </table:table-cell>
          <table:table-cell table:number-columns-repeated="1016"/>
        </table:table-row>
        <table:table-row table:style-name="ro1">
          <table:table-cell office:value-type="float" office:value="2004">
            <text:p>2004</text:p>
          </table:table-cell>
          <table:table-cell table:style-name="ce1" office:value-type="string">
            <text:p>Navarro, Nicolas, Xavier Zatarain, and Sophie Montuire. "Effects of morphometric descriptor changes on statistical classification and morphospaces." Biological Journal of the Linnean Society 83.2 (2004): 243-2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McMahan, Caleb D., et al. "Temporal patterns of diversification across global cichlid biodiversity (Acanthomorpha: Cichlidae)." PloS one 8.8 (2013): e711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Gatesy, Stephen M., and Kevin M. Middleton. "Bipedalism, flight, and the evolution of theropod locomotor diversity." Journal of Vertebrate Paleontology 17.2 (1997): 308-32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1">
            <text:p>1991</text:p>
          </table:table-cell>
          <table:table-cell table:style-name="ce1" office:value-type="string">
            <text:p>Ferreira, A. G., et al. "Myocardial bridges: morphological and functional aspects." Heart 66.5 (1991): 364-3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Simon, Marc S., Dieter Korn, and Stefan Koenemann. "Temporal patterns in disparity and diversity of the Jurassic ammonoids of southern Germany." Fossil Record 14.1 (2011): 77-94.</text:p>
          </table:table-cell>
          <table:table-cell office:value-type="string">
            <text:p>Ammonites</text:p>
          </table:table-cell>
          <table:table-cell office:value-type="string">
            <text:p>Elliptic Fourier</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Trestman, Michael. "The Cambrian explosion and the origins of embodied cognition." Biological Theory 8.1 (2013): 80-9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6">
            <text:p>2016</text:p>
          </table:table-cell>
          <table:table-cell table:style-name="ce1" office:value-type="string">
            <text:p>Larson, Derek W., Caleb M. Brown, and David C. Evans. "Dental disparity and ecological stability in bird-like dinosaurs prior to the end-Cretaceous mass extinction." Current Biology 26.10 (2016): 1325-1333.</text:p>
          </table:table-cell>
          <table:table-cell office:value-type="string">
            <text:p>Theropods</text:p>
          </table:table-cell>
          <table:table-cell office:value-type="string">
            <text:p>Continuous</text:p>
          </table:table-cell>
          <table:table-cell office:value-type="string">
            <text:p>No</text:p>
          </table:table-cell>
          <table:table-cell office:value-type="string">
            <text:p>PCA</text:p>
          </table:table-cell>
          <table:table-cell office:value-type="string">
            <text:p>centroid siz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Losos, Jonathan B., and D. Luke Mahler. "Adaptive radiation: the interaction of ecological opportunity, adaptation, and speciation." Evolution since Darwin: the first 150 (2010): 381-42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Valentine, James W. On the origin of phyla. University of Chicago Press, 200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Parkinson, John, et al. "A transcriptomic analysis of the phylum Nematoda." Nature genetics 36.12 (2004): 1259-126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Budd, Graham E. "The morphology of Opabinia regalis and the reconstruction of the arthropod stem‐group." Lethaia 29.1 (1996): 1-1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number-rows-repeated="1048074">
          <table:table-cell table:number-columns-repeated="1024"/>
        </table:table-row>
        <table:table-row table:style-name="ro1">
          <table:table-cell table:number-columns-repeated="1024"/>
        </table:table-row>
      </table:table>
      <table:database-ranges>
        <table:database-range table:target-range-address="Sheet1.A1:Sheet1.K50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6">06/12/2017</text:date>, <text:time>17:13: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6T17:13:10</dc:date>
    <meta:generator>OpenOffice/4.1.4$Unix OpenOffice.org_project/414m5$Build-9788</meta:generator>
    <meta:editing-duration>PT18H18M7S</meta:editing-duration>
    <meta:editing-cycles>65</meta:editing-cycles>
    <meta:document-statistic meta:table-count="1" meta:cell-count="4782" meta:object-count="0"/>
  </office:meta>
</office:document-meta>
</file>